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211in"/>
    </style:style>
    <style:style style:name="co5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61"/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>
      <style:text-properties style:font-name="LM Mono 10"/>
    </style:style>
  </office:automatic-styles>
  <office:body>
    <office:spreadsheet>
      <table:calculation-settings table:automatic-find-labels="false" table:use-regular-expressions="false" table:use-wildcards="true"/>
      <table:table table:name="Model" table:style-name="ta1">
        <table:table-column table:style-name="co1" table:number-columns-repeated="2" table:default-cell-style-name="ce1"/>
        <table:table-column table:style-name="co1" table:number-columns-repeated="8" table:default-cell-style-name="Default"/>
        <table:table-column table:style-name="co1" table:default-cell-style-name="ce11"/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Default" office:value-type="string" calcext:value-type="string">
            <text:p>Δh</text:p>
          </table:table-cell>
          <table:table-cell table:style-name="Default" office:value-type="string" calcext:value-type="string">
            <text:p>D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flange</text:p>
          </table:table-cell>
          <table:table-cell office:value-type="string" calcext:value-type="string">
            <text:p>add mass</text:p>
          </table:table-cell>
          <table:table-cell office:value-type="string" calcext:value-type="string">
            <text:p>m_tot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E</text:p>
          </table:table-cell>
          <table:table-cell/>
          <table:table-cell table:style-name="ce12" office:value-type="string" calcext:value-type="string">
            <text:p>Python code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style-name="ce12" office:value-type="string" calcext:value-type="string">
            <text:p>JSON code</text:p>
          </table:table-cell>
        </table:table-row>
        <table:table-row table:style-name="ro1">
          <table:table-cell table:number-columns-repeated="2" table:style-name="Default" office:value-type="string" calcext:value-type="string">
            <text:p>m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table:number-columns-repeated="4" office:value-type="string" calcext:value-type="string">
            <text:p>kg</text:p>
          </table:table-cell>
          <table:table-cell office:value-type="string" calcext:value-type="string">
            <text:p>m4</text:p>
          </table:table-cell>
          <table:table-cell table:style-name="Default" office:value-type="string" calcext:value-type="string">
            <text:p>N/m2</text:p>
          </table:table-cell>
          <table:table-cell/>
          <table:table-cell office:value-type="string" calcext:value-type="string">
            <text:p>Beams:</text:p>
          </table:table-cell>
          <table:table-cell office:value-type="string" calcext:value-type="string">
            <text:p>BeamB_2DOF</text:p>
          </table:table-cell>
          <table:table-cell/>
          <table:table-cell office:value-type="string" calcext:value-type="string">
            <text:p>model_var: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{"model":[</text:p>
          </table:table-cell>
        </table:table-row>
        <table:table-row table:style-name="ro1">
          <table:table-cell office:value-type="float" office:value="0.166" calcext:value-type="float">
            <text:p>0.166</text:p>
          </table:table-cell>
          <table:table-cell office:value-type="float" office:value="4.556" calcext:value-type="float">
            <text:p>4.556</text:p>
          </table:table-cell>
          <table:table-cell office:value-type="float" office:value="0.044" calcext:value-type="float">
            <text:p>0.044</text:p>
          </table:table-cell>
          <table:table-cell table:formula="of:=PI()*[.B3]*[.C3]" office:value-type="float" office:value="0.629776229709224" calcext:value-type="float">
            <text:p>0.629776229709224</text:p>
          </table:table-cell>
          <table:table-cell table:formula="of:=[.D3]*[.A3]" office:value-type="float" office:value="0.104542854131731" calcext:value-type="float">
            <text:p>0.104542854131731</text:p>
          </table:table-cell>
          <table:table-cell table:formula="of:=[.E3]*7850" office:value-type="float" office:value="820.66140493409" calcext:value-type="float">
            <text:p>820.66140493409</text:p>
          </table:table-cell>
          <table:table-cell office:value-type="float" office:value="3150" calcext:value-type="float">
            <text:p>3150</text:p>
          </table:table-cell>
          <table:table-cell table:formula="of:=[.A3]*60+PI()/4*[.B3]^2*50" office:value-type="float" office:value="825.090824589553" calcext:value-type="float">
            <text:p>825.090824589553</text:p>
          </table:table-cell>
          <table:table-cell table:formula="of:=SUM([.F3:.H3])" office:value-type="float" office:value="4795.75222952364" calcext:value-type="float">
            <text:p>4795.75222952364</text:p>
          </table:table-cell>
          <table:table-cell table:formula="of:=PI()*([.B3]/2)^3*[.C3]" office:value-type="float" office:value="1.6340438562052" calcext:value-type="float">
            <text:p>1.6340438562052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Q2]&amp;&quot;.add(&quot;&amp;[.N2]&amp;&quot;(*by_axial_length(&quot;&amp;[.N2]&amp;&quot;.get_dofs(),&quot;&amp;[.A3]&amp;&quot;), mass=&quot;&amp;[.I3]&amp;&quot;, area=&quot;&amp;[.D3]&amp;&quot;, area_moi=&quot;&amp;[.J3]&amp;&quot;, e_modul=&quot;&amp;[.K3]&amp;&quot;))&quot;" office:value-type="string" office:string-value="model.add(BeamB_2DOF(*by_axial_length(BeamB_2DOF.get_dofs(),0.166), mass=4795.75222952364, area=0.629776229709224, area_moi=1.6340438562052, e_modul=210000000000))" calcext:value-type="string">
            <text:p>model.add(BeamB_2DOF(*by_axial_length(BeamB_2DOF.get_dofs(),0.166), mass=4795.75222952364, area=0.629776229709224, area_moi=1.6340438562052, e_modul=210000000000)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3]&amp;&quot;, &quot;&quot;mass&quot;&quot;:&quot;&amp;[.I3]&amp;&quot;,&quot;&quot;area&quot;&quot;:&quot;&amp;[.D3]&amp;&quot;,&quot;&quot;area_moi&quot;&quot;:&quot;&amp;[.J3]&amp;&quot;, &quot;&quot;e_modul&quot;&quot;:&quot;&amp;[.K3]&amp;&quot;},&quot;" office:value-type="string" office:string-value="{&quot;length&quot;:0.166, &quot;mass&quot;:4795.75222952364,&quot;area&quot;:0.629776229709224,&quot;area_moi&quot;:1.6340438562052, &quot;e_modul&quot;:210000000000}," calcext:value-type="string">
            <text:p>{"length":0.166, "mass":4795.75222952364,"area":0.629776229709224,"area_moi":1.6340438562052, "e_modul":210000000000},</text:p>
          </table:table-cell>
        </table:table-row>
        <table:table-row table:style-name="ro1">
          <table:table-cell office:value-type="float" office:value="1.834" calcext:value-type="float">
            <text:p>1.834</text:p>
          </table:table-cell>
          <table:table-cell office:value-type="float" office:value="4.556" calcext:value-type="float">
            <text:p>4.556</text:p>
          </table:table-cell>
          <table:table-cell office:value-type="float" office:value="0.044" calcext:value-type="float">
            <text:p>0.044</text:p>
          </table:table-cell>
          <table:table-cell table:formula="of:=PI()*[.B4]*[.C4]" office:value-type="float" office:value="0.629776229709224" calcext:value-type="float">
            <text:p>0.629776229709224</text:p>
          </table:table-cell>
          <table:table-cell table:formula="of:=[.D4]*[.A4]" office:value-type="float" office:value="1.15500960528672" calcext:value-type="float">
            <text:p>1.15500960528672</text:p>
          </table:table-cell>
          <table:table-cell table:formula="of:=[.E4]*7850" office:value-type="float" office:value="9066.82540150073" calcext:value-type="float">
            <text:p>9066.82540150073</text:p>
          </table:table-cell>
          <table:table-cell/>
          <table:table-cell table:formula="of:=[.A4]*60" office:value-type="float" office:value="110.04" calcext:value-type="float">
            <text:p>110.04</text:p>
          </table:table-cell>
          <table:table-cell table:formula="of:=SUM([.F4:.H4])" office:value-type="float" office:value="9176.86540150073" calcext:value-type="float">
            <text:p>9176.86540150073</text:p>
          </table:table-cell>
          <table:table-cell table:formula="of:=PI()*([.B4]/2)^3*[.C4]" office:value-type="float" office:value="1.6340438562052" calcext:value-type="float">
            <text:p>1.6340438562052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4]&amp;&quot;, mass=&quot;&amp;[.I4]&amp;&quot;, area=&quot;&amp;[.D4]&amp;&quot;, area_moi=&quot;&amp;[.J4]&amp;&quot;, e_modul=&quot;&amp;[.K4]&amp;&quot;)&quot;" office:value-type="string" office:string-value="model.append(1.834, mass=9176.86540150073, area=0.629776229709224, area_moi=1.6340438562052, e_modul=210000000000)" calcext:value-type="string">
            <text:p>model.append(1.834, mass=9176.86540150073, area=0.629776229709224, area_moi=1.6340438562052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4]&amp;&quot;, &quot;&quot;mass&quot;&quot;:&quot;&amp;[.I4]&amp;&quot;,&quot;&quot;area&quot;&quot;:&quot;&amp;[.D4]&amp;&quot;,&quot;&quot;area_moi&quot;&quot;:&quot;&amp;[.J4]&amp;&quot;, &quot;&quot;e_modul&quot;&quot;:&quot;&amp;[.K4]&amp;&quot;},&quot;" office:value-type="string" office:string-value="{&quot;length&quot;:1.834, &quot;mass&quot;:9176.86540150073,&quot;area&quot;:0.629776229709224,&quot;area_moi&quot;:1.6340438562052, &quot;e_modul&quot;:210000000000}," calcext:value-type="string">
            <text:p>{"length":1.834, "mass":9176.86540150073,"area":0.629776229709224,"area_moi":1.6340438562052, "e_modul":210000000000},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4.556" calcext:value-type="float">
            <text:p>4.556</text:p>
          </table:table-cell>
          <table:table-cell office:value-type="float" office:value="0.044" calcext:value-type="float">
            <text:p>0.044</text:p>
          </table:table-cell>
          <table:table-cell table:formula="of:=PI()*[.B5]*[.C5]" office:value-type="float" office:value="0.629776229709224" calcext:value-type="float">
            <text:p>0.629776229709224</text:p>
          </table:table-cell>
          <table:table-cell table:formula="of:=[.D5]*[.A5]" office:value-type="float" office:value="1.57444057427306" calcext:value-type="float">
            <text:p>1.57444057427306</text:p>
          </table:table-cell>
          <table:table-cell table:formula="of:=[.E5]*7850" office:value-type="float" office:value="12359.3585080435" calcext:value-type="float">
            <text:p>12359.3585080435</text:p>
          </table:table-cell>
          <table:table-cell/>
          <table:table-cell table:formula="of:=[.A5]*60" office:value-type="float" office:value="150" calcext:value-type="float">
            <text:p>150</text:p>
          </table:table-cell>
          <table:table-cell table:formula="of:=SUM([.F5:.H5])" office:value-type="float" office:value="12509.3585080435" calcext:value-type="float">
            <text:p>12509.3585080435</text:p>
          </table:table-cell>
          <table:table-cell table:formula="of:=PI()*([.B5]/2)^3*[.C5]" office:value-type="float" office:value="1.6340438562052" calcext:value-type="float">
            <text:p>1.6340438562052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5]&amp;&quot;, mass=&quot;&amp;[.I5]&amp;&quot;, area=&quot;&amp;[.D5]&amp;&quot;, area_moi=&quot;&amp;[.J5]&amp;&quot;, e_modul=&quot;&amp;[.K5]&amp;&quot;)&quot;" office:value-type="string" office:string-value="model.append(2.5, mass=12509.3585080435, area=0.629776229709224, area_moi=1.6340438562052, e_modul=210000000000)" calcext:value-type="string">
            <text:p>model.append(2.5, mass=12509.3585080435, area=0.629776229709224, area_moi=1.6340438562052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5]&amp;&quot;, &quot;&quot;mass&quot;&quot;:&quot;&amp;[.I5]&amp;&quot;,&quot;&quot;area&quot;&quot;:&quot;&amp;[.D5]&amp;&quot;,&quot;&quot;area_moi&quot;&quot;:&quot;&amp;[.J5]&amp;&quot;, &quot;&quot;e_modul&quot;&quot;:&quot;&amp;[.K5]&amp;&quot;},&quot;" office:value-type="string" office:string-value="{&quot;length&quot;:2.5, &quot;mass&quot;:12509.3585080435,&quot;area&quot;:0.629776229709224,&quot;area_moi&quot;:1.6340438562052, &quot;e_modul&quot;:210000000000}," calcext:value-type="string">
            <text:p>{"length":2.5, "mass":12509.3585080435,"area":0.629776229709224,"area_moi":1.6340438562052, "e_modul":210000000000},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4.556" calcext:value-type="float">
            <text:p>4.556</text:p>
          </table:table-cell>
          <table:table-cell office:value-type="float" office:value="0.044" calcext:value-type="float">
            <text:p>0.044</text:p>
          </table:table-cell>
          <table:table-cell table:formula="of:=PI()*[.B6]*[.C6]" office:value-type="float" office:value="0.629776229709224" calcext:value-type="float">
            <text:p>0.629776229709224</text:p>
          </table:table-cell>
          <table:table-cell table:formula="of:=[.D6]*[.A6]" office:value-type="float" office:value="1.85783987764221" calcext:value-type="float">
            <text:p>1.85783987764221</text:p>
          </table:table-cell>
          <table:table-cell table:formula="of:=[.E6]*7850" office:value-type="float" office:value="14584.0430394914" calcext:value-type="float">
            <text:p>14584.0430394914</text:p>
          </table:table-cell>
          <table:table-cell/>
          <table:table-cell table:formula="of:=[.A6]*60" office:value-type="float" office:value="177" calcext:value-type="float">
            <text:p>177</text:p>
          </table:table-cell>
          <table:table-cell table:formula="of:=SUM([.F6:.H6])" office:value-type="float" office:value="14761.0430394914" calcext:value-type="float">
            <text:p>14761.0430394914</text:p>
          </table:table-cell>
          <table:table-cell table:formula="of:=PI()*([.B6]/2)^3*[.C6]" office:value-type="float" office:value="1.6340438562052" calcext:value-type="float">
            <text:p>1.6340438562052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6]&amp;&quot;, mass=&quot;&amp;[.I6]&amp;&quot;, area=&quot;&amp;[.D6]&amp;&quot;, area_moi=&quot;&amp;[.J6]&amp;&quot;, e_modul=&quot;&amp;[.K6]&amp;&quot;)&quot;" office:value-type="string" office:string-value="model.append(2.95, mass=14761.0430394914, area=0.629776229709224, area_moi=1.6340438562052, e_modul=210000000000)" calcext:value-type="string">
            <text:p>model.append(2.95, mass=14761.0430394914, area=0.629776229709224, area_moi=1.6340438562052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6]&amp;&quot;, &quot;&quot;mass&quot;&quot;:&quot;&amp;[.I6]&amp;&quot;,&quot;&quot;area&quot;&quot;:&quot;&amp;[.D6]&amp;&quot;,&quot;&quot;area_moi&quot;&quot;:&quot;&amp;[.J6]&amp;&quot;, &quot;&quot;e_modul&quot;&quot;:&quot;&amp;[.K6]&amp;&quot;},&quot;" office:value-type="string" office:string-value="{&quot;length&quot;:2.95, &quot;mass&quot;:14761.0430394914,&quot;area&quot;:0.629776229709224,&quot;area_moi&quot;:1.6340438562052, &quot;e_modul&quot;:210000000000}," calcext:value-type="string">
            <text:p>{"length":2.95, "mass":14761.0430394914,"area":0.629776229709224,"area_moi":1.6340438562052, "e_modul":210000000000},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4.56" calcext:value-type="float">
            <text:p>4.56</text:p>
          </table:table-cell>
          <table:table-cell office:value-type="float" office:value="0.04" calcext:value-type="float">
            <text:p>0.04</text:p>
          </table:table-cell>
          <table:table-cell table:formula="of:=PI()*[.B7]*[.C7]" office:value-type="float" office:value="0.573026500014778" calcext:value-type="float">
            <text:p>0.573026500014778</text:p>
          </table:table-cell>
          <table:table-cell table:formula="of:=[.D7]*[.A7]" office:value-type="float" office:value="1.6904281750436" calcext:value-type="float">
            <text:p>1.6904281750436</text:p>
          </table:table-cell>
          <table:table-cell table:formula="of:=[.E7]*7850" office:value-type="float" office:value="13269.8611740922" calcext:value-type="float">
            <text:p>13269.8611740922</text:p>
          </table:table-cell>
          <table:table-cell/>
          <table:table-cell table:formula="of:=[.A7]*60" office:value-type="float" office:value="177" calcext:value-type="float">
            <text:p>177</text:p>
          </table:table-cell>
          <table:table-cell table:formula="of:=SUM([.F7:.H7])" office:value-type="float" office:value="13446.8611740922" calcext:value-type="float">
            <text:p>13446.8611740922</text:p>
          </table:table-cell>
          <table:table-cell table:formula="of:=PI()*([.B7]/2)^3*[.C7]" office:value-type="float" office:value="1.48941047883841" calcext:value-type="float">
            <text:p>1.48941047883841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7]&amp;&quot;, mass=&quot;&amp;[.I7]&amp;&quot;, area=&quot;&amp;[.D7]&amp;&quot;, area_moi=&quot;&amp;[.J7]&amp;&quot;, e_modul=&quot;&amp;[.K7]&amp;&quot;)&quot;" office:value-type="string" office:string-value="model.append(2.95, mass=13446.8611740922, area=0.573026500014778, area_moi=1.48941047883841, e_modul=210000000000)" calcext:value-type="string">
            <text:p>model.append(2.95, mass=13446.8611740922, area=0.573026500014778, area_moi=1.48941047883841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7]&amp;&quot;, &quot;&quot;mass&quot;&quot;:&quot;&amp;[.I7]&amp;&quot;,&quot;&quot;area&quot;&quot;:&quot;&amp;[.D7]&amp;&quot;,&quot;&quot;area_moi&quot;&quot;:&quot;&amp;[.J7]&amp;&quot;, &quot;&quot;e_modul&quot;&quot;:&quot;&amp;[.K7]&amp;&quot;},&quot;" office:value-type="string" office:string-value="{&quot;length&quot;:2.95, &quot;mass&quot;:13446.8611740922,&quot;area&quot;:0.573026500014778,&quot;area_moi&quot;:1.48941047883841, &quot;e_modul&quot;:210000000000}," calcext:value-type="string">
            <text:p>{"length":2.95, "mass":13446.8611740922,"area":0.573026500014778,"area_moi":1.48941047883841, "e_modul":210000000000},</text:p>
          </table:table-cell>
        </table:table-row>
        <table:table-row table:style-name="ro1">
          <table:table-cell office:value-type="float" office:value="2.442" calcext:value-type="float">
            <text:p>2.442</text:p>
          </table:table-cell>
          <table:table-cell office:value-type="float" office:value="4.562" calcext:value-type="float">
            <text:p>4.562</text:p>
          </table:table-cell>
          <table:table-cell office:value-type="float" office:value="0.038" calcext:value-type="float">
            <text:p>0.038</text:p>
          </table:table-cell>
          <table:table-cell table:formula="of:=PI()*[.B8]*[.C8]" office:value-type="float" office:value="0.544613936055712" calcext:value-type="float">
            <text:p>0.544613936055712</text:p>
          </table:table-cell>
          <table:table-cell table:formula="of:=[.D8]*[.A8]" office:value-type="float" office:value="1.32994723184805" calcext:value-type="float">
            <text:p>1.32994723184805</text:p>
          </table:table-cell>
          <table:table-cell table:formula="of:=[.E8]*7850" office:value-type="float" office:value="10440.0857700072" calcext:value-type="float">
            <text:p>10440.0857700072</text:p>
          </table:table-cell>
          <table:table-cell/>
          <table:table-cell table:formula="of:=[.A8]*60" office:value-type="float" office:value="146.52" calcext:value-type="float">
            <text:p>146.52</text:p>
          </table:table-cell>
          <table:table-cell table:formula="of:=SUM([.F8:.H8])" office:value-type="float" office:value="10586.6057700072" calcext:value-type="float">
            <text:p>10586.6057700072</text:p>
          </table:table-cell>
          <table:table-cell table:formula="of:=PI()*([.B8]/2)^3*[.C8]" office:value-type="float" office:value="1.41680253467718" calcext:value-type="float">
            <text:p>1.41680253467718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8]&amp;&quot;, mass=&quot;&amp;[.I8]&amp;&quot;, area=&quot;&amp;[.D8]&amp;&quot;, area_moi=&quot;&amp;[.J8]&amp;&quot;, e_modul=&quot;&amp;[.K8]&amp;&quot;)&quot;" office:value-type="string" office:string-value="model.append(2.442, mass=10586.6057700072, area=0.544613936055712, area_moi=1.41680253467718, e_modul=210000000000)" calcext:value-type="string">
            <text:p>model.append(2.442, mass=10586.6057700072, area=0.544613936055712, area_moi=1.41680253467718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8]&amp;&quot;, &quot;&quot;mass&quot;&quot;:&quot;&amp;[.I8]&amp;&quot;,&quot;&quot;area&quot;&quot;:&quot;&amp;[.D8]&amp;&quot;,&quot;&quot;area_moi&quot;&quot;:&quot;&amp;[.J8]&amp;&quot;, &quot;&quot;e_modul&quot;&quot;:&quot;&amp;[.K8]&amp;&quot;},&quot;" office:value-type="string" office:string-value="{&quot;length&quot;:2.442, &quot;mass&quot;:10586.6057700072,&quot;area&quot;:0.544613936055712,&quot;area_moi&quot;:1.41680253467718, &quot;e_modul&quot;:210000000000}," calcext:value-type="string">
            <text:p>{"length":2.442, "mass":10586.6057700072,"area":0.544613936055712,"area_moi":1.41680253467718, "e_modul":210000000000},</text:p>
          </table:table-cell>
        </table:table-row>
        <table:table-row table:style-name="ro1">
          <table:table-cell office:value-type="float" office:value="0.158" calcext:value-type="float">
            <text:p>0.158</text:p>
          </table:table-cell>
          <table:table-cell office:value-type="float" office:value="4.563" calcext:value-type="float">
            <text:p>4.563</text:p>
          </table:table-cell>
          <table:table-cell office:value-type="float" office:value="0.037" calcext:value-type="float">
            <text:p>0.037</text:p>
          </table:table-cell>
          <table:table-cell table:formula="of:=PI()*[.B9]*[.C9]" office:value-type="float" office:value="0.530398229298218" calcext:value-type="float">
            <text:p>0.530398229298218</text:p>
          </table:table-cell>
          <table:table-cell table:formula="of:=[.D9]*[.A9]" office:value-type="float" office:value="0.0838029202291185" calcext:value-type="float">
            <text:p>0.083802920229119</text:p>
          </table:table-cell>
          <table:table-cell table:formula="of:=[.E9]*7850" office:value-type="float" office:value="657.85292379858" calcext:value-type="float">
            <text:p>657.85292379858</text:p>
          </table:table-cell>
          <table:table-cell office:value-type="float" office:value="2870" calcext:value-type="float">
            <text:p>2870</text:p>
          </table:table-cell>
          <table:table-cell table:formula="of:=[.A9]*60" office:value-type="float" office:value="9.48" calcext:value-type="float">
            <text:p>9.48</text:p>
          </table:table-cell>
          <table:table-cell table:formula="of:=SUM([.F9:.H9])" office:value-type="float" office:value="3537.33292379858" calcext:value-type="float">
            <text:p>3537.33292379858</text:p>
          </table:table-cell>
          <table:table-cell table:formula="of:=PI()*([.B9]/2)^3*[.C9]" office:value-type="float" office:value="1.38042563623414" calcext:value-type="float">
            <text:p>1.38042563623414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9]&amp;&quot;, mass=&quot;&amp;[.I9]&amp;&quot;, area=&quot;&amp;[.D9]&amp;&quot;, area_moi=&quot;&amp;[.J9]&amp;&quot;, e_modul=&quot;&amp;[.K9]&amp;&quot;)&quot;" office:value-type="string" office:string-value="model.append(0.158, mass=3537.33292379858, area=0.530398229298218, area_moi=1.38042563623414, e_modul=210000000000)" calcext:value-type="string">
            <text:p>model.append(0.158, mass=3537.33292379858, area=0.530398229298218, area_moi=1.38042563623414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9]&amp;&quot;, &quot;&quot;mass&quot;&quot;:&quot;&amp;[.I9]&amp;&quot;,&quot;&quot;area&quot;&quot;:&quot;&amp;[.D9]&amp;&quot;,&quot;&quot;area_moi&quot;&quot;:&quot;&amp;[.J9]&amp;&quot;, &quot;&quot;e_modul&quot;&quot;:&quot;&amp;[.K9]&amp;&quot;},&quot;" office:value-type="string" office:string-value="{&quot;length&quot;:0.158, &quot;mass&quot;:3537.33292379858,&quot;area&quot;:0.530398229298218,&quot;area_moi&quot;:1.38042563623414, &quot;e_modul&quot;:210000000000}," calcext:value-type="string">
            <text:p>{"length":0.158, "mass":3537.33292379858,"area":0.530398229298218,"area_moi":1.38042563623414, "e_modul":210000000000},</text:p>
          </table:table-cell>
        </table:table-row>
        <table:table-row table:style-name="ro1">
          <table:table-cell office:value-type="float" office:value="0.158" calcext:value-type="float">
            <text:p>0.158</text:p>
          </table:table-cell>
          <table:table-cell office:value-type="float" office:value="4.563" calcext:value-type="float">
            <text:p>4.563</text:p>
          </table:table-cell>
          <table:table-cell office:value-type="float" office:value="0.037" calcext:value-type="float">
            <text:p>0.037</text:p>
          </table:table-cell>
          <table:table-cell table:formula="of:=PI()*[.B10]*[.C10]" office:value-type="float" office:value="0.530398229298218" calcext:value-type="float">
            <text:p>0.530398229298218</text:p>
          </table:table-cell>
          <table:table-cell table:formula="of:=[.D10]*[.A10]" office:value-type="float" office:value="0.0838029202291185" calcext:value-type="float">
            <text:p>0.083802920229119</text:p>
          </table:table-cell>
          <table:table-cell table:formula="of:=[.E10]*7850" office:value-type="float" office:value="657.85292379858" calcext:value-type="float">
            <text:p>657.85292379858</text:p>
          </table:table-cell>
          <table:table-cell office:value-type="float" office:value="2870" calcext:value-type="float">
            <text:p>2870</text:p>
          </table:table-cell>
          <table:table-cell table:formula="of:=[.A10]*60+PI()/4*[.B10]^2*50" office:value-type="float" office:value="827.11754063776" calcext:value-type="float">
            <text:p>827.11754063776</text:p>
          </table:table-cell>
          <table:table-cell table:formula="of:=SUM([.F10:.H10])" office:value-type="float" office:value="4354.97046443634" calcext:value-type="float">
            <text:p>4354.97046443634</text:p>
          </table:table-cell>
          <table:table-cell table:formula="of:=PI()*([.B10]/2)^3*[.C10]" office:value-type="float" office:value="1.38042563623414" calcext:value-type="float">
            <text:p>1.38042563623414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10]&amp;&quot;, mass=&quot;&amp;[.I10]&amp;&quot;, area=&quot;&amp;[.D10]&amp;&quot;, area_moi=&quot;&amp;[.J10]&amp;&quot;, e_modul=&quot;&amp;[.K10]&amp;&quot;)&quot;" office:value-type="string" office:string-value="model.append(0.158, mass=4354.97046443634, area=0.530398229298218, area_moi=1.38042563623414, e_modul=210000000000)" calcext:value-type="string">
            <text:p>model.append(0.158, mass=4354.97046443634, area=0.530398229298218, area_moi=1.38042563623414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10]&amp;&quot;, &quot;&quot;mass&quot;&quot;:&quot;&amp;[.I10]&amp;&quot;,&quot;&quot;area&quot;&quot;:&quot;&amp;[.D10]&amp;&quot;,&quot;&quot;area_moi&quot;&quot;:&quot;&amp;[.J10]&amp;&quot;, &quot;&quot;e_modul&quot;&quot;:&quot;&amp;[.K10]&amp;&quot;},&quot;" office:value-type="string" office:string-value="{&quot;length&quot;:0.158, &quot;mass&quot;:4354.97046443634,&quot;area&quot;:0.530398229298218,&quot;area_moi&quot;:1.38042563623414, &quot;e_modul&quot;:210000000000}," calcext:value-type="string">
            <text:p>{"length":0.158, "mass":4354.97046443634,"area":0.530398229298218,"area_moi":1.38042563623414, "e_modul":210000000000},</text:p>
          </table:table-cell>
        </table:table-row>
        <table:table-row table:style-name="ro1">
          <table:table-cell office:value-type="float" office:value="2.878" calcext:value-type="float">
            <text:p>2.878</text:p>
          </table:table-cell>
          <table:table-cell office:value-type="float" office:value="4.55475" calcext:value-type="float">
            <text:p>4.55475</text:p>
          </table:table-cell>
          <table:table-cell office:value-type="float" office:value="0.036" calcext:value-type="float">
            <text:p>0.036</text:p>
          </table:table-cell>
          <table:table-cell table:formula="of:=PI()*[.B11]*[.C11]" office:value-type="float" office:value="0.515130089001772" calcext:value-type="float">
            <text:p>0.515130089001772</text:p>
          </table:table-cell>
          <table:table-cell table:formula="of:=[.D11]*[.A11]" office:value-type="float" office:value="1.4825443961471" calcext:value-type="float">
            <text:p>1.4825443961471</text:p>
          </table:table-cell>
          <table:table-cell table:formula="of:=[.E11]*7850" office:value-type="float" office:value="11637.9735097547" calcext:value-type="float">
            <text:p>11637.9735097547</text:p>
          </table:table-cell>
          <table:table-cell/>
          <table:table-cell table:formula="of:=[.A11]*60" office:value-type="float" office:value="172.68" calcext:value-type="float">
            <text:p>172.68</text:p>
          </table:table-cell>
          <table:table-cell table:formula="of:=SUM([.F11:.H11])" office:value-type="float" office:value="11810.6535097547" calcext:value-type="float">
            <text:p>11810.6535097547</text:p>
          </table:table-cell>
          <table:table-cell table:formula="of:=PI()*([.B11]/2)^3*[.C11]" office:value-type="float" office:value="1.33584484853487" calcext:value-type="float">
            <text:p>1.33584484853487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11]&amp;&quot;, mass=&quot;&amp;[.I11]&amp;&quot;, area=&quot;&amp;[.D11]&amp;&quot;, area_moi=&quot;&amp;[.J11]&amp;&quot;, e_modul=&quot;&amp;[.K11]&amp;&quot;)&quot;" office:value-type="string" office:string-value="model.append(2.878, mass=11810.6535097547, area=0.515130089001772, area_moi=1.33584484853487, e_modul=210000000000)" calcext:value-type="string">
            <text:p>model.append(2.878, mass=11810.6535097547, area=0.515130089001772, area_moi=1.33584484853487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11]&amp;&quot;, &quot;&quot;mass&quot;&quot;:&quot;&amp;[.I11]&amp;&quot;,&quot;&quot;area&quot;&quot;:&quot;&amp;[.D11]&amp;&quot;,&quot;&quot;area_moi&quot;&quot;:&quot;&amp;[.J11]&amp;&quot;, &quot;&quot;e_modul&quot;&quot;:&quot;&amp;[.K11]&amp;&quot;},&quot;" office:value-type="string" office:string-value="{&quot;length&quot;:2.878, &quot;mass&quot;:11810.6535097547,&quot;area&quot;:0.515130089001772,&quot;area_moi&quot;:1.33584484853487, &quot;e_modul&quot;:210000000000}," calcext:value-type="string">
            <text:p>{"length":2.878, "mass":11810.6535097547,"area":0.515130089001772,"area_moi":1.33584484853487, "e_modul":210000000000},</text:p>
          </table:table-cell>
        </table:table-row>
        <table:table-row table:style-name="ro1">
          <table:table-cell office:value-type="float" office:value="2.879" calcext:value-type="float">
            <text:p>2.879</text:p>
          </table:table-cell>
          <table:table-cell office:value-type="float" office:value="4.528" calcext:value-type="float">
            <text:p>4.528</text:p>
          </table:table-cell>
          <table:table-cell office:value-type="float" office:value="0.035" calcext:value-type="float">
            <text:p>0.035</text:p>
          </table:table-cell>
          <table:table-cell table:formula="of:=PI()*[.B12]*[.C12]" office:value-type="float" office:value="0.497879603740911" calcext:value-type="float">
            <text:p>0.497879603740911</text:p>
          </table:table-cell>
          <table:table-cell table:formula="of:=[.D12]*[.A12]" office:value-type="float" office:value="1.43339537917008" calcext:value-type="float">
            <text:p>1.43339537917008</text:p>
          </table:table-cell>
          <table:table-cell table:formula="of:=[.E12]*7850" office:value-type="float" office:value="11252.1537264851" calcext:value-type="float">
            <text:p>11252.1537264851</text:p>
          </table:table-cell>
          <table:table-cell/>
          <table:table-cell table:formula="of:=[.A12]*60" office:value-type="float" office:value="172.74" calcext:value-type="float">
            <text:p>172.74</text:p>
          </table:table-cell>
          <table:table-cell table:formula="of:=SUM([.F12:.H12])" office:value-type="float" office:value="11424.8937264851" calcext:value-type="float">
            <text:p>11424.8937264851</text:p>
          </table:table-cell>
          <table:table-cell table:formula="of:=PI()*([.B12]/2)^3*[.C12]" office:value-type="float" office:value="1.27598974668819" calcext:value-type="float">
            <text:p>1.27598974668819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12]&amp;&quot;, mass=&quot;&amp;[.I12]&amp;&quot;, area=&quot;&amp;[.D12]&amp;&quot;, area_moi=&quot;&amp;[.J12]&amp;&quot;, e_modul=&quot;&amp;[.K12]&amp;&quot;)&quot;" office:value-type="string" office:string-value="model.append(2.879, mass=11424.8937264851, area=0.497879603740911, area_moi=1.27598974668819, e_modul=210000000000)" calcext:value-type="string">
            <text:p>model.append(2.879, mass=11424.8937264851, area=0.497879603740911, area_moi=1.27598974668819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12]&amp;&quot;, &quot;&quot;mass&quot;&quot;:&quot;&amp;[.I12]&amp;&quot;,&quot;&quot;area&quot;&quot;:&quot;&amp;[.D12]&amp;&quot;,&quot;&quot;area_moi&quot;&quot;:&quot;&amp;[.J12]&amp;&quot;, &quot;&quot;e_modul&quot;&quot;:&quot;&amp;[.K12]&amp;&quot;},&quot;" office:value-type="string" office:string-value="{&quot;length&quot;:2.879, &quot;mass&quot;:11424.8937264851,&quot;area&quot;:0.497879603740911,&quot;area_moi&quot;:1.27598974668819, &quot;e_modul&quot;:210000000000}," calcext:value-type="string">
            <text:p>{"length":2.879, "mass":11424.8937264851,"area":0.497879603740911,"area_moi":1.27598974668819, "e_modul":210000000000},</text:p>
          </table:table-cell>
        </table:table-row>
        <table:table-row table:style-name="ro1">
          <table:table-cell office:value-type="float" office:value="2.879" calcext:value-type="float">
            <text:p>2.879</text:p>
          </table:table-cell>
          <table:table-cell office:value-type="float" office:value="4.49225" calcext:value-type="float">
            <text:p>4.49225</text:p>
          </table:table-cell>
          <table:table-cell office:value-type="float" office:value="0.034" calcext:value-type="float">
            <text:p>0.034</text:p>
          </table:table-cell>
          <table:table-cell table:formula="of:=PI()*[.B13]*[.C13]" office:value-type="float" office:value="0.479835866335017" calcext:value-type="float">
            <text:p>0.479835866335017</text:p>
          </table:table-cell>
          <table:table-cell table:formula="of:=[.D13]*[.A13]" office:value-type="float" office:value="1.38144745917852" calcext:value-type="float">
            <text:p>1.38144745917852</text:p>
          </table:table-cell>
          <table:table-cell table:formula="of:=[.E13]*7850" office:value-type="float" office:value="10844.3625545513" calcext:value-type="float">
            <text:p>10844.3625545513</text:p>
          </table:table-cell>
          <table:table-cell/>
          <table:table-cell table:formula="of:=[.A13]*60" office:value-type="float" office:value="172.74" calcext:value-type="float">
            <text:p>172.74</text:p>
          </table:table-cell>
          <table:table-cell table:formula="of:=SUM([.F13:.H13])" office:value-type="float" office:value="11017.1025545513" calcext:value-type="float">
            <text:p>11017.1025545513</text:p>
          </table:table-cell>
          <table:table-cell table:formula="of:=PI()*([.B13]/2)^3*[.C13]" office:value-type="float" office:value="1.21040457021862" calcext:value-type="float">
            <text:p>1.21040457021862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13]&amp;&quot;, mass=&quot;&amp;[.I13]&amp;&quot;, area=&quot;&amp;[.D13]&amp;&quot;, area_moi=&quot;&amp;[.J13]&amp;&quot;, e_modul=&quot;&amp;[.K13]&amp;&quot;)&quot;" office:value-type="string" office:string-value="model.append(2.879, mass=11017.1025545513, area=0.479835866335017, area_moi=1.21040457021862, e_modul=210000000000)" calcext:value-type="string">
            <text:p>model.append(2.879, mass=11017.1025545513, area=0.479835866335017, area_moi=1.21040457021862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13]&amp;&quot;, &quot;&quot;mass&quot;&quot;:&quot;&amp;[.I13]&amp;&quot;,&quot;&quot;area&quot;&quot;:&quot;&amp;[.D13]&amp;&quot;,&quot;&quot;area_moi&quot;&quot;:&quot;&amp;[.J13]&amp;&quot;, &quot;&quot;e_modul&quot;&quot;:&quot;&amp;[.K13]&amp;&quot;},&quot;" office:value-type="string" office:string-value="{&quot;length&quot;:2.879, &quot;mass&quot;:11017.1025545513,&quot;area&quot;:0.479835866335017,&quot;area_moi&quot;:1.21040457021862, &quot;e_modul&quot;:210000000000}," calcext:value-type="string">
            <text:p>{"length":2.879, "mass":11017.1025545513,"area":0.479835866335017,"area_moi":1.21040457021862, "e_modul":210000000000},</text:p>
          </table:table-cell>
        </table:table-row>
        <table:table-row table:style-name="ro1">
          <table:table-cell office:value-type="float" office:value="2.879" calcext:value-type="float">
            <text:p>2.879</text:p>
          </table:table-cell>
          <table:table-cell office:value-type="float" office:value="4.45675" calcext:value-type="float">
            <text:p>4.45675</text:p>
          </table:table-cell>
          <table:table-cell office:value-type="float" office:value="0.033" calcext:value-type="float">
            <text:p>0.033</text:p>
          </table:table-cell>
          <table:table-cell table:formula="of:=PI()*[.B14]*[.C14]" office:value-type="float" office:value="0.462042670943248" calcext:value-type="float">
            <text:p>0.462042670943248</text:p>
          </table:table-cell>
          <table:table-cell table:formula="of:=[.D14]*[.A14]" office:value-type="float" office:value="1.33022084964561" calcext:value-type="float">
            <text:p>1.33022084964561</text:p>
          </table:table-cell>
          <table:table-cell table:formula="of:=[.E14]*7850" office:value-type="float" office:value="10442.2336697181" calcext:value-type="float">
            <text:p>10442.2336697181</text:p>
          </table:table-cell>
          <table:table-cell/>
          <table:table-cell table:formula="of:=[.A14]*60" office:value-type="float" office:value="172.74" calcext:value-type="float">
            <text:p>172.74</text:p>
          </table:table-cell>
          <table:table-cell table:formula="of:=SUM([.F14:.H14])" office:value-type="float" office:value="10614.9736697181" calcext:value-type="float">
            <text:p>10614.9736697181</text:p>
          </table:table-cell>
          <table:table-cell table:formula="of:=PI()*([.B14]/2)^3*[.C14]" office:value-type="float" office:value="1.14717228207872" calcext:value-type="float">
            <text:p>1.14717228207872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14]&amp;&quot;, mass=&quot;&amp;[.I14]&amp;&quot;, area=&quot;&amp;[.D14]&amp;&quot;, area_moi=&quot;&amp;[.J14]&amp;&quot;, e_modul=&quot;&amp;[.K14]&amp;&quot;)&quot;" office:value-type="string" office:string-value="model.append(2.879, mass=10614.9736697181, area=0.462042670943248, area_moi=1.14717228207872, e_modul=210000000000)" calcext:value-type="string">
            <text:p>model.append(2.879, mass=10614.9736697181, area=0.462042670943248, area_moi=1.14717228207872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14]&amp;&quot;, &quot;&quot;mass&quot;&quot;:&quot;&amp;[.I14]&amp;&quot;,&quot;&quot;area&quot;&quot;:&quot;&amp;[.D14]&amp;&quot;,&quot;&quot;area_moi&quot;&quot;:&quot;&amp;[.J14]&amp;&quot;, &quot;&quot;e_modul&quot;&quot;:&quot;&amp;[.K14]&amp;&quot;},&quot;" office:value-type="string" office:string-value="{&quot;length&quot;:2.879, &quot;mass&quot;:10614.9736697181,&quot;area&quot;:0.462042670943248,&quot;area_moi&quot;:1.14717228207872, &quot;e_modul&quot;:210000000000}," calcext:value-type="string">
            <text:p>{"length":2.879, "mass":10614.9736697181,"area":0.462042670943248,"area_moi":1.14717228207872, "e_modul":210000000000},</text:p>
          </table:table-cell>
        </table:table-row>
        <table:table-row table:style-name="ro1">
          <table:table-cell office:value-type="float" office:value="2.881" calcext:value-type="float">
            <text:p>2.881</text:p>
          </table:table-cell>
          <table:table-cell office:value-type="float" office:value="4.421" calcext:value-type="float">
            <text:p>4.421</text:p>
          </table:table-cell>
          <table:table-cell office:value-type="float" office:value="0.032" calcext:value-type="float">
            <text:p>0.032</text:p>
          </table:table-cell>
          <table:table-cell table:formula="of:=PI()*[.B15]*[.C15]" office:value-type="float" office:value="0.444447395888655" calcext:value-type="float">
            <text:p>0.444447395888655</text:p>
          </table:table-cell>
          <table:table-cell table:formula="of:=[.D15]*[.A15]" office:value-type="float" office:value="1.28045294755522" calcext:value-type="float">
            <text:p>1.28045294755522</text:p>
          </table:table-cell>
          <table:table-cell table:formula="of:=[.E15]*7850" office:value-type="float" office:value="10051.5556383084" calcext:value-type="float">
            <text:p>10051.5556383084</text:p>
          </table:table-cell>
          <table:table-cell/>
          <table:table-cell table:formula="of:=[.A15]*60" office:value-type="float" office:value="172.86" calcext:value-type="float">
            <text:p>172.86</text:p>
          </table:table-cell>
          <table:table-cell table:formula="of:=SUM([.F15:.H15])" office:value-type="float" office:value="10224.4156383084" calcext:value-type="float">
            <text:p>10224.4156383084</text:p>
          </table:table-cell>
          <table:table-cell table:formula="of:=PI()*([.B15]/2)^3*[.C15]" office:value-type="float" office:value="1.08585393305827" calcext:value-type="float">
            <text:p>1.08585393305827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15]&amp;&quot;, mass=&quot;&amp;[.I15]&amp;&quot;, area=&quot;&amp;[.D15]&amp;&quot;, area_moi=&quot;&amp;[.J15]&amp;&quot;, e_modul=&quot;&amp;[.K15]&amp;&quot;)&quot;" office:value-type="string" office:string-value="model.append(2.881, mass=10224.4156383084, area=0.444447395888655, area_moi=1.08585393305827, e_modul=210000000000)" calcext:value-type="string">
            <text:p>model.append(2.881, mass=10224.4156383084, area=0.444447395888655, area_moi=1.08585393305827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15]&amp;&quot;, &quot;&quot;mass&quot;&quot;:&quot;&amp;[.I15]&amp;&quot;,&quot;&quot;area&quot;&quot;:&quot;&amp;[.D15]&amp;&quot;,&quot;&quot;area_moi&quot;&quot;:&quot;&amp;[.J15]&amp;&quot;, &quot;&quot;e_modul&quot;&quot;:&quot;&amp;[.K15]&amp;&quot;},&quot;" office:value-type="string" office:string-value="{&quot;length&quot;:2.881, &quot;mass&quot;:10224.4156383084,&quot;area&quot;:0.444447395888655,&quot;area_moi&quot;:1.08585393305827, &quot;e_modul&quot;:210000000000}," calcext:value-type="string">
            <text:p>{"length":2.881, "mass":10224.4156383084,"area":0.444447395888655,"area_moi":1.08585393305827, "e_modul":210000000000},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4.38925" calcext:value-type="float">
            <text:p>4.38925</text:p>
          </table:table-cell>
          <table:table-cell office:value-type="float" office:value="0.032" calcext:value-type="float">
            <text:p>0.032</text:p>
          </table:table-cell>
          <table:table-cell table:formula="of:=PI()*[.B16]*[.C16]" office:value-type="float" office:value="0.441255537752608" calcext:value-type="float">
            <text:p>0.441255537752608</text:p>
          </table:table-cell>
          <table:table-cell table:formula="of:=[.D16]*[.A16]" office:value-type="float" office:value="0.55156942219076" calcext:value-type="float">
            <text:p>0.55156942219076</text:p>
          </table:table-cell>
          <table:table-cell table:formula="of:=[.E16]*7850" office:value-type="float" office:value="4329.81996419747" calcext:value-type="float">
            <text:p>4329.81996419747</text:p>
          </table:table-cell>
          <table:table-cell/>
          <table:table-cell table:formula="of:=[.A16]*60" office:value-type="float" office:value="75" calcext:value-type="float">
            <text:p>75</text:p>
          </table:table-cell>
          <table:table-cell table:formula="of:=SUM([.F16:.H16])" office:value-type="float" office:value="4404.81996419747" calcext:value-type="float">
            <text:p>4404.81996419747</text:p>
          </table:table-cell>
          <table:table-cell table:formula="of:=PI()*([.B16]/2)^3*[.C16]" office:value-type="float" office:value="1.06262692870152" calcext:value-type="float">
            <text:p>1.06262692870152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16]&amp;&quot;, mass=&quot;&amp;[.I16]&amp;&quot;, area=&quot;&amp;[.D16]&amp;&quot;, area_moi=&quot;&amp;[.J16]&amp;&quot;, e_modul=&quot;&amp;[.K16]&amp;&quot;)&quot;" office:value-type="string" office:string-value="model.append(1.25, mass=4404.81996419747, area=0.441255537752608, area_moi=1.06262692870152, e_modul=210000000000)" calcext:value-type="string">
            <text:p>model.append(1.25, mass=4404.81996419747, area=0.441255537752608, area_moi=1.06262692870152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16]&amp;&quot;, &quot;&quot;mass&quot;&quot;:&quot;&amp;[.I16]&amp;&quot;,&quot;&quot;area&quot;&quot;:&quot;&amp;[.D16]&amp;&quot;,&quot;&quot;area_moi&quot;&quot;:&quot;&amp;[.J16]&amp;&quot;, &quot;&quot;e_modul&quot;&quot;:&quot;&amp;[.K16]&amp;&quot;},&quot;" office:value-type="string" office:string-value="{&quot;length&quot;:1.25, &quot;mass&quot;:4404.81996419747,&quot;area&quot;:0.441255537752608,&quot;area_moi&quot;:1.06262692870152, &quot;e_modul&quot;:210000000000}," calcext:value-type="string">
            <text:p>{"length":1.25, "mass":4404.81996419747,"area":0.441255537752608,"area_moi":1.06262692870152, "e_modul":210000000000},</text:p>
          </table:table-cell>
        </table:table-row>
        <table:table-row table:style-name="ro1">
          <table:table-cell office:value-type="float" office:value="0.136" calcext:value-type="float">
            <text:p>0.136</text:p>
          </table:table-cell>
          <table:table-cell office:value-type="float" office:value="4.373" calcext:value-type="float">
            <text:p>4.373</text:p>
          </table:table-cell>
          <table:table-cell office:value-type="float" office:value="0.031" calcext:value-type="float">
            <text:p>0.031</text:p>
          </table:table-cell>
          <table:table-cell table:formula="of:=PI()*[.B17]*[.C17]" office:value-type="float" office:value="0.425883724898593" calcext:value-type="float">
            <text:p>0.425883724898593</text:p>
          </table:table-cell>
          <table:table-cell table:formula="of:=[.D17]*[.A17]" office:value-type="float" office:value="0.0579201865862087" calcext:value-type="float">
            <text:p>0.057920186586209</text:p>
          </table:table-cell>
          <table:table-cell table:formula="of:=[.E17]*7850" office:value-type="float" office:value="454.673464701738" calcext:value-type="float">
            <text:p>454.673464701738</text:p>
          </table:table-cell>
          <table:table-cell office:value-type="float" office:value="2130" calcext:value-type="float">
            <text:p>2130</text:p>
          </table:table-cell>
          <table:table-cell table:formula="of:=[.A17]*60" office:value-type="float" office:value="8.16" calcext:value-type="float">
            <text:p>8.16</text:p>
          </table:table-cell>
          <table:table-cell table:formula="of:=SUM([.F17:.H17])" office:value-type="float" office:value="2592.83346470174" calcext:value-type="float">
            <text:p>2592.83346470174</text:p>
          </table:table-cell>
          <table:table-cell table:formula="of:=PI()*([.B17]/2)^3*[.C17]" office:value-type="float" office:value="1.01802867627954" calcext:value-type="float">
            <text:p>1.01802867627954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17]&amp;&quot;, mass=&quot;&amp;[.I17]&amp;&quot;, area=&quot;&amp;[.D17]&amp;&quot;, area_moi=&quot;&amp;[.J17]&amp;&quot;, e_modul=&quot;&amp;[.K17]&amp;&quot;)&quot;" office:value-type="string" office:string-value="model.append(0.136, mass=2592.83346470174, area=0.425883724898593, area_moi=1.01802867627954, e_modul=210000000000)" calcext:value-type="string">
            <text:p>model.append(0.136, mass=2592.83346470174, area=0.425883724898593, area_moi=1.01802867627954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17]&amp;&quot;, &quot;&quot;mass&quot;&quot;:&quot;&amp;[.I17]&amp;&quot;,&quot;&quot;area&quot;&quot;:&quot;&amp;[.D17]&amp;&quot;,&quot;&quot;area_moi&quot;&quot;:&quot;&amp;[.J17]&amp;&quot;, &quot;&quot;e_modul&quot;&quot;:&quot;&amp;[.K17]&amp;&quot;},&quot;" office:value-type="string" office:string-value="{&quot;length&quot;:0.136, &quot;mass&quot;:2592.83346470174,&quot;area&quot;:0.425883724898593,&quot;area_moi&quot;:1.01802867627954, &quot;e_modul&quot;:210000000000}," calcext:value-type="string">
            <text:p>{"length":0.136, "mass":2592.83346470174,"area":0.425883724898593,"area_moi":1.01802867627954, "e_modul":210000000000},</text:p>
          </table:table-cell>
        </table:table-row>
        <table:table-row table:style-name="ro1">
          <table:table-cell office:value-type="float" office:value="0.136" calcext:value-type="float">
            <text:p>0.136</text:p>
          </table:table-cell>
          <table:table-cell office:value-type="float" office:value="4.369" calcext:value-type="float">
            <text:p>4.369</text:p>
          </table:table-cell>
          <table:table-cell office:value-type="float" office:value="0.031" calcext:value-type="float">
            <text:p>0.031</text:p>
          </table:table-cell>
          <table:table-cell table:formula="of:=PI()*[.B18]*[.C18]" office:value-type="float" office:value="0.425494167409548" calcext:value-type="float">
            <text:p>0.425494167409548</text:p>
          </table:table-cell>
          <table:table-cell table:formula="of:=[.D18]*[.A18]" office:value-type="float" office:value="0.0578672067676985" calcext:value-type="float">
            <text:p>0.057867206767699</text:p>
          </table:table-cell>
          <table:table-cell table:formula="of:=[.E18]*7850" office:value-type="float" office:value="454.257573126433" calcext:value-type="float">
            <text:p>454.257573126433</text:p>
          </table:table-cell>
          <table:table-cell office:value-type="float" office:value="2130" calcext:value-type="float">
            <text:p>2130</text:p>
          </table:table-cell>
          <table:table-cell table:formula="of:=[.A18]*60+PI()/4*[.B18]^2*50" office:value-type="float" office:value="757.75032960174" calcext:value-type="float">
            <text:p>757.75032960174</text:p>
          </table:table-cell>
          <table:table-cell table:formula="of:=SUM([.F18:.H18])" office:value-type="float" office:value="3342.00790272817" calcext:value-type="float">
            <text:p>3342.00790272817</text:p>
          </table:table-cell>
          <table:table-cell table:formula="of:=PI()*([.B18]/2)^3*[.C18]" office:value-type="float" office:value="1.0152376465093" calcext:value-type="float">
            <text:p>1.0152376465093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18]&amp;&quot;, mass=&quot;&amp;[.I18]&amp;&quot;, area=&quot;&amp;[.D18]&amp;&quot;, area_moi=&quot;&amp;[.J18]&amp;&quot;, e_modul=&quot;&amp;[.K18]&amp;&quot;)&quot;" office:value-type="string" office:string-value="model.append(0.136, mass=3342.00790272817, area=0.425494167409548, area_moi=1.0152376465093, e_modul=210000000000)" calcext:value-type="string">
            <text:p>model.append(0.136, mass=3342.00790272817, area=0.425494167409548, area_moi=1.0152376465093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18]&amp;&quot;, &quot;&quot;mass&quot;&quot;:&quot;&amp;[.I18]&amp;&quot;,&quot;&quot;area&quot;&quot;:&quot;&amp;[.D18]&amp;&quot;,&quot;&quot;area_moi&quot;&quot;:&quot;&amp;[.J18]&amp;&quot;, &quot;&quot;e_modul&quot;&quot;:&quot;&amp;[.K18]&amp;&quot;},&quot;" office:value-type="string" office:string-value="{&quot;length&quot;:0.136, &quot;mass&quot;:3342.00790272817,&quot;area&quot;:0.425494167409548,&quot;area_moi&quot;:1.0152376465093, &quot;e_modul&quot;:210000000000}," calcext:value-type="string">
            <text:p>{"length":0.136, "mass":3342.00790272817,"area":0.425494167409548,"area_moi":1.0152376465093, "e_modul":210000000000},</text:p>
          </table:table-cell>
        </table:table-row>
        <table:table-row table:style-name="ro1">
          <table:table-cell office:value-type="float" office:value="2.869" calcext:value-type="float">
            <text:p>2.869</text:p>
          </table:table-cell>
          <table:table-cell office:value-type="float" office:value="4.35825" calcext:value-type="float">
            <text:p>4.35825</text:p>
          </table:table-cell>
          <table:table-cell office:value-type="float" office:value="0.031" calcext:value-type="float">
            <text:p>0.031</text:p>
          </table:table-cell>
          <table:table-cell table:formula="of:=PI()*[.B19]*[.C19]" office:value-type="float" office:value="0.424447231657739" calcext:value-type="float">
            <text:p>0.424447231657739</text:p>
          </table:table-cell>
          <table:table-cell table:formula="of:=[.D19]*[.A19]" office:value-type="float" office:value="1.21773910762605" calcext:value-type="float">
            <text:p>1.21773910762605</text:p>
          </table:table-cell>
          <table:table-cell table:formula="of:=[.E19]*7850" office:value-type="float" office:value="9559.25199486452" calcext:value-type="float">
            <text:p>9559.25199486452</text:p>
          </table:table-cell>
          <table:table-cell/>
          <table:table-cell table:formula="of:=[.A19]*60" office:value-type="float" office:value="172.14" calcext:value-type="float">
            <text:p>172.14</text:p>
          </table:table-cell>
          <table:table-cell table:formula="of:=SUM([.F19:.H19])" office:value-type="float" office:value="9731.39199486452" calcext:value-type="float">
            <text:p>9731.39199486452</text:p>
          </table:table-cell>
          <table:table-cell table:formula="of:=PI()*([.B19]/2)^3*[.C19]" office:value-type="float" office:value="1.00776204125444" calcext:value-type="float">
            <text:p>1.00776204125444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19]&amp;&quot;, mass=&quot;&amp;[.I19]&amp;&quot;, area=&quot;&amp;[.D19]&amp;&quot;, area_moi=&quot;&amp;[.J19]&amp;&quot;, e_modul=&quot;&amp;[.K19]&amp;&quot;)&quot;" office:value-type="string" office:string-value="model.append(2.869, mass=9731.39199486452, area=0.424447231657739, area_moi=1.00776204125444, e_modul=210000000000)" calcext:value-type="string">
            <text:p>model.append(2.869, mass=9731.39199486452, area=0.424447231657739, area_moi=1.00776204125444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19]&amp;&quot;, &quot;&quot;mass&quot;&quot;:&quot;&amp;[.I19]&amp;&quot;,&quot;&quot;area&quot;&quot;:&quot;&amp;[.D19]&amp;&quot;,&quot;&quot;area_moi&quot;&quot;:&quot;&amp;[.J19]&amp;&quot;, &quot;&quot;e_modul&quot;&quot;:&quot;&amp;[.K19]&amp;&quot;},&quot;" office:value-type="string" office:string-value="{&quot;length&quot;:2.869, &quot;mass&quot;:9731.39199486452,&quot;area&quot;:0.424447231657739,&quot;area_moi&quot;:1.00776204125444, &quot;e_modul&quot;:210000000000}," calcext:value-type="string">
            <text:p>{"length":2.869, "mass":9731.39199486452,"area":0.424447231657739,"area_moi":1.00776204125444, "e_modul":210000000000},</text:p>
          </table:table-cell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4.32675" calcext:value-type="float">
            <text:p>4.32675</text:p>
          </table:table-cell>
          <table:table-cell office:value-type="float" office:value="0.03" calcext:value-type="float">
            <text:p>0.03</text:p>
          </table:table-cell>
          <table:table-cell table:formula="of:=PI()*[.B20]*[.C20]" office:value-type="float" office:value="0.407786580417589" calcext:value-type="float">
            <text:p>0.407786580417589</text:p>
          </table:table-cell>
          <table:table-cell table:formula="of:=[.D20]*[.A20]" office:value-type="float" office:value="1.17034748579848" calcext:value-type="float">
            <text:p>1.17034748579848</text:p>
          </table:table-cell>
          <table:table-cell table:formula="of:=[.E20]*7850" office:value-type="float" office:value="9187.22776351807" calcext:value-type="float">
            <text:p>9187.22776351807</text:p>
          </table:table-cell>
          <table:table-cell/>
          <table:table-cell table:formula="of:=[.A20]*60" office:value-type="float" office:value="172.2" calcext:value-type="float">
            <text:p>172.2</text:p>
          </table:table-cell>
          <table:table-cell table:formula="of:=SUM([.F20:.H20])" office:value-type="float" office:value="9359.42776351808" calcext:value-type="float">
            <text:p>9359.42776351808</text:p>
          </table:table-cell>
          <table:table-cell table:formula="of:=PI()*([.B20]/2)^3*[.C20]" office:value-type="float" office:value="0.954259621441405" calcext:value-type="float">
            <text:p>0.954259621441405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20]&amp;&quot;, mass=&quot;&amp;[.I20]&amp;&quot;, area=&quot;&amp;[.D20]&amp;&quot;, area_moi=&quot;&amp;[.J20]&amp;&quot;, e_modul=&quot;&amp;[.K20]&amp;&quot;)&quot;" office:value-type="string" office:string-value="model.append(2.87, mass=9359.42776351808, area=0.407786580417589, area_moi=0.954259621441405, e_modul=210000000000)" calcext:value-type="string">
            <text:p>model.append(2.87, mass=9359.42776351808, area=0.407786580417589, area_moi=0.954259621441405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20]&amp;&quot;, &quot;&quot;mass&quot;&quot;:&quot;&amp;[.I20]&amp;&quot;,&quot;&quot;area&quot;&quot;:&quot;&amp;[.D20]&amp;&quot;,&quot;&quot;area_moi&quot;&quot;:&quot;&amp;[.J20]&amp;&quot;, &quot;&quot;e_modul&quot;&quot;:&quot;&amp;[.K20]&amp;&quot;},&quot;" office:value-type="string" office:string-value="{&quot;length&quot;:2.87, &quot;mass&quot;:9359.42776351808,&quot;area&quot;:0.407786580417589,&quot;area_moi&quot;:0.954259621441405, &quot;e_modul&quot;:210000000000}," calcext:value-type="string">
            <text:p>{"length":2.87, "mass":9359.42776351808,"area":0.407786580417589,"area_moi":0.954259621441405, "e_modul":210000000000},</text:p>
          </table:table-cell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4.28325" calcext:value-type="float">
            <text:p>4.28325</text:p>
          </table:table-cell>
          <table:table-cell office:value-type="float" office:value="0.03" calcext:value-type="float">
            <text:p>0.03</text:p>
          </table:table-cell>
          <table:table-cell table:formula="of:=PI()*[.B21]*[.C21]" office:value-type="float" office:value="0.403686802004654" calcext:value-type="float">
            <text:p>0.403686802004654</text:p>
          </table:table-cell>
          <table:table-cell table:formula="of:=[.D21]*[.A21]" office:value-type="float" office:value="1.15858112175336" calcext:value-type="float">
            <text:p>1.15858112175336</text:p>
          </table:table-cell>
          <table:table-cell table:formula="of:=[.E21]*7850" office:value-type="float" office:value="9094.86180576386" calcext:value-type="float">
            <text:p>9094.86180576386</text:p>
          </table:table-cell>
          <table:table-cell/>
          <table:table-cell table:formula="of:=[.A21]*60" office:value-type="float" office:value="172.2" calcext:value-type="float">
            <text:p>172.2</text:p>
          </table:table-cell>
          <table:table-cell table:formula="of:=SUM([.F21:.H21])" office:value-type="float" office:value="9267.06180576386" calcext:value-type="float">
            <text:p>9267.06180576386</text:p>
          </table:table-cell>
          <table:table-cell table:formula="of:=PI()*([.B21]/2)^3*[.C21]" office:value-type="float" office:value="0.925766393076959" calcext:value-type="float">
            <text:p>0.925766393076959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21]&amp;&quot;, mass=&quot;&amp;[.I21]&amp;&quot;, area=&quot;&amp;[.D21]&amp;&quot;, area_moi=&quot;&amp;[.J21]&amp;&quot;, e_modul=&quot;&amp;[.K21]&amp;&quot;)&quot;" office:value-type="string" office:string-value="model.append(2.87, mass=9267.06180576386, area=0.403686802004654, area_moi=0.925766393076959, e_modul=210000000000)" calcext:value-type="string">
            <text:p>model.append(2.87, mass=9267.06180576386, area=0.403686802004654, area_moi=0.925766393076959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21]&amp;&quot;, &quot;&quot;mass&quot;&quot;:&quot;&amp;[.I21]&amp;&quot;,&quot;&quot;area&quot;&quot;:&quot;&amp;[.D21]&amp;&quot;,&quot;&quot;area_moi&quot;&quot;:&quot;&amp;[.J21]&amp;&quot;, &quot;&quot;e_modul&quot;&quot;:&quot;&amp;[.K21]&amp;&quot;},&quot;" office:value-type="string" office:string-value="{&quot;length&quot;:2.87, &quot;mass&quot;:9267.06180576386,&quot;area&quot;:0.403686802004654,&quot;area_moi&quot;:0.925766393076959, &quot;e_modul&quot;:210000000000}," calcext:value-type="string">
            <text:p>{"length":2.87, "mass":9267.06180576386,"area":0.403686802004654,"area_moi":0.925766393076959, "e_modul":210000000000},</text:p>
          </table:table-cell>
        </table:table-row>
        <table:table-row table:style-name="ro1">
          <table:table-cell office:value-type="float" office:value="2.871" calcext:value-type="float">
            <text:p>2.871</text:p>
          </table:table-cell>
          <table:table-cell office:value-type="float" office:value="4.241" calcext:value-type="float">
            <text:p>4.241</text:p>
          </table:table-cell>
          <table:table-cell office:value-type="float" office:value="0.029" calcext:value-type="float">
            <text:p>0.029</text:p>
          </table:table-cell>
          <table:table-cell table:formula="of:=PI()*[.B22]*[.C22]" office:value-type="float" office:value="0.386381338872355" calcext:value-type="float">
            <text:p>0.386381338872355</text:p>
          </table:table-cell>
          <table:table-cell table:formula="of:=[.D22]*[.A22]" office:value-type="float" office:value="1.10930082390253" calcext:value-type="float">
            <text:p>1.10930082390253</text:p>
          </table:table-cell>
          <table:table-cell table:formula="of:=[.E22]*7850" office:value-type="float" office:value="8708.01146763487" calcext:value-type="float">
            <text:p>8708.01146763487</text:p>
          </table:table-cell>
          <table:table-cell/>
          <table:table-cell table:formula="of:=[.A22]*60" office:value-type="float" office:value="172.26" calcext:value-type="float">
            <text:p>172.26</text:p>
          </table:table-cell>
          <table:table-cell table:formula="of:=SUM([.F22:.H22])" office:value-type="float" office:value="8880.27146763487" calcext:value-type="float">
            <text:p>8880.27146763487</text:p>
          </table:table-cell>
          <table:table-cell table:formula="of:=PI()*([.B22]/2)^3*[.C22]" office:value-type="float" office:value="0.868685757230828" calcext:value-type="float">
            <text:p>0.868685757230828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22]&amp;&quot;, mass=&quot;&amp;[.I22]&amp;&quot;, area=&quot;&amp;[.D22]&amp;&quot;, area_moi=&quot;&amp;[.J22]&amp;&quot;, e_modul=&quot;&amp;[.K22]&amp;&quot;)&quot;" office:value-type="string" office:string-value="model.append(2.871, mass=8880.27146763487, area=0.386381338872355, area_moi=0.868685757230828, e_modul=210000000000)" calcext:value-type="string">
            <text:p>model.append(2.871, mass=8880.27146763487, area=0.386381338872355, area_moi=0.868685757230828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22]&amp;&quot;, &quot;&quot;mass&quot;&quot;:&quot;&amp;[.I22]&amp;&quot;,&quot;&quot;area&quot;&quot;:&quot;&amp;[.D22]&amp;&quot;,&quot;&quot;area_moi&quot;&quot;:&quot;&amp;[.J22]&amp;&quot;, &quot;&quot;e_modul&quot;&quot;:&quot;&amp;[.K22]&amp;&quot;},&quot;" office:value-type="string" office:string-value="{&quot;length&quot;:2.871, &quot;mass&quot;:8880.27146763487,&quot;area&quot;:0.386381338872355,&quot;area_moi&quot;:0.868685757230828, &quot;e_modul&quot;:210000000000}," calcext:value-type="string">
            <text:p>{"length":2.871, "mass":8880.27146763487,"area":0.386381338872355,"area_moi":0.868685757230828, "e_modul":210000000000},</text:p>
          </table:table-cell>
        </table:table-row>
        <table:table-row table:style-name="ro1">
          <table:table-cell office:value-type="float" office:value="2.872" calcext:value-type="float">
            <text:p>2.872</text:p>
          </table:table-cell>
          <table:table-cell office:value-type="float" office:value="4.199" calcext:value-type="float">
            <text:p>4.199</text:p>
          </table:table-cell>
          <table:table-cell office:value-type="float" office:value="0.028" calcext:value-type="float">
            <text:p>0.028</text:p>
          </table:table-cell>
          <table:table-cell table:formula="of:=PI()*[.B23]*[.C23]" office:value-type="float" office:value="0.369363331467859" calcext:value-type="float">
            <text:p>0.369363331467859</text:p>
          </table:table-cell>
          <table:table-cell table:formula="of:=[.D23]*[.A23]" office:value-type="float" office:value="1.06081148797569" calcext:value-type="float">
            <text:p>1.06081148797569</text:p>
          </table:table-cell>
          <table:table-cell table:formula="of:=[.E23]*7850" office:value-type="float" office:value="8327.37018060918" calcext:value-type="float">
            <text:p>8327.37018060918</text:p>
          </table:table-cell>
          <table:table-cell/>
          <table:table-cell table:formula="of:=[.A23]*60" office:value-type="float" office:value="172.32" calcext:value-type="float">
            <text:p>172.32</text:p>
          </table:table-cell>
          <table:table-cell table:formula="of:=SUM([.F23:.H23])" office:value-type="float" office:value="8499.69018060918" calcext:value-type="float">
            <text:p>8499.69018060918</text:p>
          </table:table-cell>
          <table:table-cell table:formula="of:=PI()*([.B23]/2)^3*[.C23]" office:value-type="float" office:value="0.814058360559005" calcext:value-type="float">
            <text:p>0.814058360559005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23]&amp;&quot;, mass=&quot;&amp;[.I23]&amp;&quot;, area=&quot;&amp;[.D23]&amp;&quot;, area_moi=&quot;&amp;[.J23]&amp;&quot;, e_modul=&quot;&amp;[.K23]&amp;&quot;)&quot;" office:value-type="string" office:string-value="model.append(2.872, mass=8499.69018060918, area=0.369363331467859, area_moi=0.814058360559005, e_modul=210000000000)" calcext:value-type="string">
            <text:p>model.append(2.872, mass=8499.69018060918, area=0.369363331467859, area_moi=0.814058360559005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23]&amp;&quot;, &quot;&quot;mass&quot;&quot;:&quot;&amp;[.I23]&amp;&quot;,&quot;&quot;area&quot;&quot;:&quot;&amp;[.D23]&amp;&quot;,&quot;&quot;area_moi&quot;&quot;:&quot;&amp;[.J23]&amp;&quot;, &quot;&quot;e_modul&quot;&quot;:&quot;&amp;[.K23]&amp;&quot;},&quot;" office:value-type="string" office:string-value="{&quot;length&quot;:2.872, &quot;mass&quot;:8499.69018060918,&quot;area&quot;:0.369363331467859,&quot;area_moi&quot;:0.814058360559005, &quot;e_modul&quot;:210000000000}," calcext:value-type="string">
            <text:p>{"length":2.872, "mass":8499.69018060918,"area":0.369363331467859,"area_moi":0.814058360559005, "e_modul":210000000000},</text:p>
          </table:table-cell>
        </table:table-row>
        <table:table-row table:style-name="ro1">
          <table:table-cell office:value-type="float" office:value="2.873" calcext:value-type="float">
            <text:p>2.873</text:p>
          </table:table-cell>
          <table:table-cell office:value-type="float" office:value="4.15675" calcext:value-type="float">
            <text:p>4.15675</text:p>
          </table:table-cell>
          <table:table-cell office:value-type="float" office:value="0.027" calcext:value-type="float">
            <text:p>0.027</text:p>
          </table:table-cell>
          <table:table-cell table:formula="of:=PI()*[.B24]*[.C24]" office:value-type="float" office:value="0.352588012095853" calcext:value-type="float">
            <text:p>0.352588012095853</text:p>
          </table:table-cell>
          <table:table-cell table:formula="of:=[.D24]*[.A24]" office:value-type="float" office:value="1.01298535875139" calcext:value-type="float">
            <text:p>1.01298535875139</text:p>
          </table:table-cell>
          <table:table-cell table:formula="of:=[.E24]*7850" office:value-type="float" office:value="7951.93506619838" calcext:value-type="float">
            <text:p>7951.93506619838</text:p>
          </table:table-cell>
          <table:table-cell/>
          <table:table-cell table:formula="of:=[.A24]*60" office:value-type="float" office:value="172.38" calcext:value-type="float">
            <text:p>172.38</text:p>
          </table:table-cell>
          <table:table-cell table:formula="of:=SUM([.F24:.H24])" office:value-type="float" office:value="8124.31506619838" calcext:value-type="float">
            <text:p>8124.31506619838</text:p>
          </table:table-cell>
          <table:table-cell table:formula="of:=PI()*([.B24]/2)^3*[.C24]" office:value-type="float" office:value="0.761527105811225" calcext:value-type="float">
            <text:p>0.761527105811225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24]&amp;&quot;, mass=&quot;&amp;[.I24]&amp;&quot;, area=&quot;&amp;[.D24]&amp;&quot;, area_moi=&quot;&amp;[.J24]&amp;&quot;, e_modul=&quot;&amp;[.K24]&amp;&quot;)&quot;" office:value-type="string" office:string-value="model.append(2.873, mass=8124.31506619838, area=0.352588012095853, area_moi=0.761527105811225, e_modul=210000000000)" calcext:value-type="string">
            <text:p>model.append(2.873, mass=8124.31506619838, area=0.352588012095853, area_moi=0.761527105811225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24]&amp;&quot;, &quot;&quot;mass&quot;&quot;:&quot;&amp;[.I24]&amp;&quot;,&quot;&quot;area&quot;&quot;:&quot;&amp;[.D24]&amp;&quot;,&quot;&quot;area_moi&quot;&quot;:&quot;&amp;[.J24]&amp;&quot;, &quot;&quot;e_modul&quot;&quot;:&quot;&amp;[.K24]&amp;&quot;},&quot;" office:value-type="string" office:string-value="{&quot;length&quot;:2.873, &quot;mass&quot;:8124.31506619838,&quot;area&quot;:0.352588012095853,&quot;area_moi&quot;:0.761527105811225, &quot;e_modul&quot;:210000000000}," calcext:value-type="string">
            <text:p>{"length":2.873, "mass":8124.31506619838,"area":0.352588012095853,"area_moi":0.761527105811225, "e_modul":210000000000},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office:value-type="float" office:value="4.115" calcext:value-type="float">
            <text:p>4.115</text:p>
          </table:table-cell>
          <table:table-cell office:value-type="float" office:value="0.026" calcext:value-type="float">
            <text:p>0.026</text:p>
          </table:table-cell>
          <table:table-cell table:formula="of:=PI()*[.B25]*[.C25]" office:value-type="float" office:value="0.336118998007572" calcext:value-type="float">
            <text:p>0.336118998007572</text:p>
          </table:table-cell>
          <table:table-cell table:formula="of:=[.D25]*[.A25]" office:value-type="float" office:value="0.895421010692172" calcext:value-type="float">
            <text:p>0.895421010692172</text:p>
          </table:table-cell>
          <table:table-cell table:formula="of:=[.E25]*7850" office:value-type="float" office:value="7029.05493393355" calcext:value-type="float">
            <text:p>7029.05493393355</text:p>
          </table:table-cell>
          <table:table-cell/>
          <table:table-cell table:formula="of:=[.A25]*60" office:value-type="float" office:value="159.84" calcext:value-type="float">
            <text:p>159.84</text:p>
          </table:table-cell>
          <table:table-cell table:formula="of:=SUM([.F25:.H25])" office:value-type="float" office:value="7188.89493393355" calcext:value-type="float">
            <text:p>7188.89493393355</text:p>
          </table:table-cell>
          <table:table-cell table:formula="of:=PI()*([.B25]/2)^3*[.C25]" office:value-type="float" office:value="0.711447327504596" calcext:value-type="float">
            <text:p>0.711447327504596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25]&amp;&quot;, mass=&quot;&amp;[.I25]&amp;&quot;, area=&quot;&amp;[.D25]&amp;&quot;, area_moi=&quot;&amp;[.J25]&amp;&quot;, e_modul=&quot;&amp;[.K25]&amp;&quot;)&quot;" office:value-type="string" office:string-value="model.append(2.664, mass=7188.89493393355, area=0.336118998007572, area_moi=0.711447327504596, e_modul=210000000000)" calcext:value-type="string">
            <text:p>model.append(2.664, mass=7188.89493393355, area=0.336118998007572, area_moi=0.711447327504596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25]&amp;&quot;, &quot;&quot;mass&quot;&quot;:&quot;&amp;[.I25]&amp;&quot;,&quot;&quot;area&quot;&quot;:&quot;&amp;[.D25]&amp;&quot;,&quot;&quot;area_moi&quot;&quot;:&quot;&amp;[.J25]&amp;&quot;, &quot;&quot;e_modul&quot;&quot;:&quot;&amp;[.K25]&amp;&quot;},&quot;" office:value-type="string" office:string-value="{&quot;length&quot;:2.664, &quot;mass&quot;:7188.89493393355,&quot;area&quot;:0.336118998007572,&quot;area_moi&quot;:0.711447327504596, &quot;e_modul&quot;:210000000000}," calcext:value-type="string">
            <text:p>{"length":2.664, "mass":7188.89493393355,"area":0.336118998007572,"area_moi":0.711447327504596, "e_modul":210000000000},</text:p>
          </table:table-cell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4.084" calcext:value-type="float">
            <text:p>4.084</text:p>
          </table:table-cell>
          <table:table-cell office:value-type="float" office:value="0.026" calcext:value-type="float">
            <text:p>0.026</text:p>
          </table:table-cell>
          <table:table-cell table:formula="of:=PI()*[.B26]*[.C26]" office:value-type="float" office:value="0.333586874328779" calcext:value-type="float">
            <text:p>0.333586874328779</text:p>
          </table:table-cell>
          <table:table-cell table:formula="of:=[.D26]*[.A26]" office:value-type="float" office:value="0.0383624905478095" calcext:value-type="float">
            <text:p>0.03836249054781</text:p>
          </table:table-cell>
          <table:table-cell table:formula="of:=[.E26]*7850" office:value-type="float" office:value="301.145550800305" calcext:value-type="float">
            <text:p>301.145550800305</text:p>
          </table:table-cell>
          <table:table-cell office:value-type="float" office:value="1490" calcext:value-type="float">
            <text:p>1490</text:p>
          </table:table-cell>
          <table:table-cell table:formula="of:=[.A26]*60" office:value-type="float" office:value="6.9" calcext:value-type="float">
            <text:p>6.9</text:p>
          </table:table-cell>
          <table:table-cell table:formula="of:=SUM([.F26:.H26])" office:value-type="float" office:value="1798.0455508003" calcext:value-type="float">
            <text:p>1798.0455508003</text:p>
          </table:table-cell>
          <table:table-cell table:formula="of:=PI()*([.B26]/2)^3*[.C26]" office:value-type="float" office:value="0.695489269724332" calcext:value-type="float">
            <text:p>0.695489269724332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26]&amp;&quot;, mass=&quot;&amp;[.I26]&amp;&quot;, area=&quot;&amp;[.D26]&amp;&quot;, area_moi=&quot;&amp;[.J26]&amp;&quot;, e_modul=&quot;&amp;[.K26]&amp;&quot;)&quot;" office:value-type="string" office:string-value="model.append(0.115, mass=1798.0455508003, area=0.333586874328779, area_moi=0.695489269724332, e_modul=210000000000)" calcext:value-type="string">
            <text:p>model.append(0.115, mass=1798.0455508003, area=0.333586874328779, area_moi=0.695489269724332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26]&amp;&quot;, &quot;&quot;mass&quot;&quot;:&quot;&amp;[.I26]&amp;&quot;,&quot;&quot;area&quot;&quot;:&quot;&amp;[.D26]&amp;&quot;,&quot;&quot;area_moi&quot;&quot;:&quot;&amp;[.J26]&amp;&quot;, &quot;&quot;e_modul&quot;&quot;:&quot;&amp;[.K26]&amp;&quot;},&quot;" office:value-type="string" office:string-value="{&quot;length&quot;:0.115, &quot;mass&quot;:1798.0455508003,&quot;area&quot;:0.333586874328779,&quot;area_moi&quot;:0.695489269724332, &quot;e_modul&quot;:210000000000}," calcext:value-type="string">
            <text:p>{"length":0.115, "mass":1798.0455508003,"area":0.333586874328779,"area_moi":0.695489269724332, "e_modul":210000000000},</text:p>
          </table:table-cell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4.074" calcext:value-type="float">
            <text:p>4.074</text:p>
          </table:table-cell>
          <table:table-cell office:value-type="float" office:value="0.026" calcext:value-type="float">
            <text:p>0.026</text:p>
          </table:table-cell>
          <table:table-cell table:formula="of:=PI()*[.B27]*[.C27]" office:value-type="float" office:value="0.332770060238845" calcext:value-type="float">
            <text:p>0.332770060238845</text:p>
          </table:table-cell>
          <table:table-cell table:formula="of:=[.D27]*[.A27]" office:value-type="float" office:value="0.0382685569274672" calcext:value-type="float">
            <text:p>0.038268556927467</text:p>
          </table:table-cell>
          <table:table-cell table:formula="of:=[.E27]*7850" office:value-type="float" office:value="300.408171880618" calcext:value-type="float">
            <text:p>300.408171880618</text:p>
          </table:table-cell>
          <table:table-cell office:value-type="float" office:value="1490" calcext:value-type="float">
            <text:p>1490</text:p>
          </table:table-cell>
          <table:table-cell table:formula="of:=[.A27]*60+PI()/4*[.B27]^2*50" office:value-type="float" office:value="658.681358371661" calcext:value-type="float">
            <text:p>658.681358371661</text:p>
          </table:table-cell>
          <table:table-cell table:formula="of:=SUM([.F27:.H27])" office:value-type="float" office:value="2449.08953025228" calcext:value-type="float">
            <text:p>2449.08953025228</text:p>
          </table:table-cell>
          <table:table-cell table:formula="of:=PI()*([.B27]/2)^3*[.C27]" office:value-type="float" office:value="0.690392886041598" calcext:value-type="float">
            <text:p>0.690392886041598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27]&amp;&quot;, mass=&quot;&amp;[.I27]&amp;&quot;, area=&quot;&amp;[.D27]&amp;&quot;, area_moi=&quot;&amp;[.J27]&amp;&quot;, e_modul=&quot;&amp;[.K27]&amp;&quot;)&quot;" office:value-type="string" office:string-value="model.append(0.115, mass=2449.08953025228, area=0.332770060238845, area_moi=0.690392886041598, e_modul=210000000000)" calcext:value-type="string">
            <text:p>model.append(0.115, mass=2449.08953025228, area=0.332770060238845, area_moi=0.690392886041598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27]&amp;&quot;, &quot;&quot;mass&quot;&quot;:&quot;&amp;[.I27]&amp;&quot;,&quot;&quot;area&quot;&quot;:&quot;&amp;[.D27]&amp;&quot;,&quot;&quot;area_moi&quot;&quot;:&quot;&amp;[.J27]&amp;&quot;, &quot;&quot;e_modul&quot;&quot;:&quot;&amp;[.K27]&amp;&quot;},&quot;" office:value-type="string" office:string-value="{&quot;length&quot;:0.115, &quot;mass&quot;:2449.08953025228,&quot;area&quot;:0.332770060238845,&quot;area_moi&quot;:0.690392886041598, &quot;e_modul&quot;:210000000000}," calcext:value-type="string">
            <text:p>{"length":0.115, "mass":2449.08953025228,"area":0.332770060238845,"area_moi":0.690392886041598, "e_modul":210000000000},</text:p>
          </table:table-cell>
        </table:table-row>
        <table:table-row table:style-name="ro1">
          <table:table-cell office:value-type="float" office:value="2.839" calcext:value-type="float">
            <text:p>2.839</text:p>
          </table:table-cell>
          <table:table-cell office:value-type="float" office:value="4.05825" calcext:value-type="float">
            <text:p>4.05825</text:p>
          </table:table-cell>
          <table:table-cell office:value-type="float" office:value="0.026" calcext:value-type="float">
            <text:p>0.026</text:p>
          </table:table-cell>
          <table:table-cell table:formula="of:=PI()*[.B28]*[.C28]" office:value-type="float" office:value="0.3314835780472" calcext:value-type="float">
            <text:p>0.3314835780472</text:p>
          </table:table-cell>
          <table:table-cell table:formula="of:=[.D28]*[.A28]" office:value-type="float" office:value="0.941081878076001" calcext:value-type="float">
            <text:p>0.941081878076001</text:p>
          </table:table-cell>
          <table:table-cell table:formula="of:=[.E28]*7850" office:value-type="float" office:value="7387.49274289661" calcext:value-type="float">
            <text:p>7387.49274289661</text:p>
          </table:table-cell>
          <table:table-cell/>
          <table:table-cell table:formula="of:=[.A28]*60" office:value-type="float" office:value="170.34" calcext:value-type="float">
            <text:p>170.34</text:p>
          </table:table-cell>
          <table:table-cell table:formula="of:=SUM([.F28:.H28])" office:value-type="float" office:value="7557.83274289661" calcext:value-type="float">
            <text:p>7557.83274289661</text:p>
          </table:table-cell>
          <table:table-cell table:formula="of:=PI()*([.B28]/2)^3*[.C28]" office:value-type="float" office:value="0.682416667577905" calcext:value-type="float">
            <text:p>0.682416667577905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28]&amp;&quot;, mass=&quot;&amp;[.I28]&amp;&quot;, area=&quot;&amp;[.D28]&amp;&quot;, area_moi=&quot;&amp;[.J28]&amp;&quot;, e_modul=&quot;&amp;[.K28]&amp;&quot;)&quot;" office:value-type="string" office:string-value="model.append(2.839, mass=7557.83274289661, area=0.3314835780472, area_moi=0.682416667577905, e_modul=210000000000)" calcext:value-type="string">
            <text:p>model.append(2.839, mass=7557.83274289661, area=0.3314835780472, area_moi=0.682416667577905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28]&amp;&quot;, &quot;&quot;mass&quot;&quot;:&quot;&amp;[.I28]&amp;&quot;,&quot;&quot;area&quot;&quot;:&quot;&amp;[.D28]&amp;&quot;,&quot;&quot;area_moi&quot;&quot;:&quot;&amp;[.J28]&amp;&quot;, &quot;&quot;e_modul&quot;&quot;:&quot;&amp;[.K28]&amp;&quot;},&quot;" office:value-type="string" office:string-value="{&quot;length&quot;:2.839, &quot;mass&quot;:7557.83274289661,&quot;area&quot;:0.3314835780472,&quot;area_moi&quot;:0.682416667577905, &quot;e_modul&quot;:210000000000}," calcext:value-type="string">
            <text:p>{"length":2.839, "mass":7557.83274289661,"area":0.3314835780472,"area_moi":0.682416667577905, "e_modul":210000000000},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4.01175" calcext:value-type="float">
            <text:p>4.01175</text:p>
          </table:table-cell>
          <table:table-cell office:value-type="float" office:value="0.025" calcext:value-type="float">
            <text:p>0.025</text:p>
          </table:table-cell>
          <table:table-cell table:formula="of:=PI()*[.B29]*[.C29]" office:value-type="float" office:value="0.315082108200971" calcext:value-type="float">
            <text:p>0.315082108200971</text:p>
          </table:table-cell>
          <table:table-cell table:formula="of:=[.D29]*[.A29]" office:value-type="float" office:value="0.894833187290759" calcext:value-type="float">
            <text:p>0.894833187290759</text:p>
          </table:table-cell>
          <table:table-cell table:formula="of:=[.E29]*7850" office:value-type="float" office:value="7024.44052023246" calcext:value-type="float">
            <text:p>7024.44052023246</text:p>
          </table:table-cell>
          <table:table-cell/>
          <table:table-cell table:formula="of:=[.A29]*60" office:value-type="float" office:value="170.4" calcext:value-type="float">
            <text:p>170.4</text:p>
          </table:table-cell>
          <table:table-cell table:formula="of:=SUM([.F29:.H29])" office:value-type="float" office:value="7194.84052023245" calcext:value-type="float">
            <text:p>7194.84052023245</text:p>
          </table:table-cell>
          <table:table-cell table:formula="of:=PI()*([.B29]/2)^3*[.C29]" office:value-type="float" office:value="0.63387186880125" calcext:value-type="float">
            <text:p>0.63387186880125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29]&amp;&quot;, mass=&quot;&amp;[.I29]&amp;&quot;, area=&quot;&amp;[.D29]&amp;&quot;, area_moi=&quot;&amp;[.J29]&amp;&quot;, e_modul=&quot;&amp;[.K29]&amp;&quot;)&quot;" office:value-type="string" office:string-value="model.append(2.84, mass=7194.84052023245, area=0.315082108200971, area_moi=0.63387186880125, e_modul=210000000000)" calcext:value-type="string">
            <text:p>model.append(2.84, mass=7194.84052023245, area=0.315082108200971, area_moi=0.63387186880125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29]&amp;&quot;, &quot;&quot;mass&quot;&quot;:&quot;&amp;[.I29]&amp;&quot;,&quot;&quot;area&quot;&quot;:&quot;&amp;[.D29]&amp;&quot;,&quot;&quot;area_moi&quot;&quot;:&quot;&amp;[.J29]&amp;&quot;, &quot;&quot;e_modul&quot;&quot;:&quot;&amp;[.K29]&amp;&quot;},&quot;" office:value-type="string" office:string-value="{&quot;length&quot;:2.84, &quot;mass&quot;:7194.84052023245,&quot;area&quot;:0.315082108200971,&quot;area_moi&quot;:0.63387186880125, &quot;e_modul&quot;:210000000000}," calcext:value-type="string">
            <text:p>{"length":2.84, "mass":7194.84052023245,"area":0.315082108200971,"area_moi":0.63387186880125, "e_modul":210000000000},</text:p>
          </table:table-cell>
        </table:table-row>
        <table:table-row table:style-name="ro1">
          <table:table-cell office:value-type="float" office:value="2.843" calcext:value-type="float">
            <text:p>2.843</text:p>
          </table:table-cell>
          <table:table-cell office:value-type="float" office:value="3.94825" calcext:value-type="float">
            <text:p>3.94825</text:p>
          </table:table-cell>
          <table:table-cell office:value-type="float" office:value="0.025" calcext:value-type="float">
            <text:p>0.025</text:p>
          </table:table-cell>
          <table:table-cell table:formula="of:=PI()*[.B30]*[.C30]" office:value-type="float" office:value="0.310094829863398" calcext:value-type="float">
            <text:p>0.310094829863398</text:p>
          </table:table-cell>
          <table:table-cell table:formula="of:=[.D30]*[.A30]" office:value-type="float" office:value="0.881599601301639" calcext:value-type="float">
            <text:p>0.881599601301639</text:p>
          </table:table-cell>
          <table:table-cell table:formula="of:=[.E30]*7850" office:value-type="float" office:value="6920.55687021787" calcext:value-type="float">
            <text:p>6920.55687021787</text:p>
          </table:table-cell>
          <table:table-cell/>
          <table:table-cell table:formula="of:=[.A30]*60" office:value-type="float" office:value="170.58" calcext:value-type="float">
            <text:p>170.58</text:p>
          </table:table-cell>
          <table:table-cell table:formula="of:=SUM([.F30:.H30])" office:value-type="float" office:value="7091.13687021787" calcext:value-type="float">
            <text:p>7091.13687021787</text:p>
          </table:table-cell>
          <table:table-cell table:formula="of:=PI()*([.B30]/2)^3*[.C30]" office:value-type="float" office:value="0.604246058948277" calcext:value-type="float">
            <text:p>0.604246058948277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30]&amp;&quot;, mass=&quot;&amp;[.I30]&amp;&quot;, area=&quot;&amp;[.D30]&amp;&quot;, area_moi=&quot;&amp;[.J30]&amp;&quot;, e_modul=&quot;&amp;[.K30]&amp;&quot;)&quot;" office:value-type="string" office:string-value="model.append(2.843, mass=7091.13687021787, area=0.310094829863398, area_moi=0.604246058948277, e_modul=210000000000)" calcext:value-type="string">
            <text:p>model.append(2.843, mass=7091.13687021787, area=0.310094829863398, area_moi=0.604246058948277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30]&amp;&quot;, &quot;&quot;mass&quot;&quot;:&quot;&amp;[.I30]&amp;&quot;,&quot;&quot;area&quot;&quot;:&quot;&amp;[.D30]&amp;&quot;,&quot;&quot;area_moi&quot;&quot;:&quot;&amp;[.J30]&amp;&quot;, &quot;&quot;e_modul&quot;&quot;:&quot;&amp;[.K30]&amp;&quot;},&quot;" office:value-type="string" office:string-value="{&quot;length&quot;:2.843, &quot;mass&quot;:7091.13687021787,&quot;area&quot;:0.310094829863398,&quot;area_moi&quot;:0.604246058948277, &quot;e_modul&quot;:210000000000}," calcext:value-type="string">
            <text:p>{"length":2.843, "mass":7091.13687021787,"area":0.310094829863398,"area_moi":0.604246058948277, "e_modul":210000000000},</text:p>
          </table:table-cell>
        </table:table-row>
        <table:table-row table:style-name="ro1">
          <table:table-cell office:value-type="float" office:value="2.844" calcext:value-type="float">
            <text:p>2.844</text:p>
          </table:table-cell>
          <table:table-cell office:value-type="float" office:value="3.885" calcext:value-type="float">
            <text:p>3.885</text:p>
          </table:table-cell>
          <table:table-cell office:value-type="float" office:value="0.025" calcext:value-type="float">
            <text:p>0.025</text:p>
          </table:table-cell>
          <table:table-cell table:formula="of:=PI()*[.B31]*[.C31]" office:value-type="float" office:value="0.305127186479909" calcext:value-type="float">
            <text:p>0.305127186479909</text:p>
          </table:table-cell>
          <table:table-cell table:formula="of:=[.D31]*[.A31]" office:value-type="float" office:value="0.86778171834886" calcext:value-type="float">
            <text:p>0.86778171834886</text:p>
          </table:table-cell>
          <table:table-cell table:formula="of:=[.E31]*7850" office:value-type="float" office:value="6812.08648903855" calcext:value-type="float">
            <text:p>6812.08648903855</text:p>
          </table:table-cell>
          <table:table-cell/>
          <table:table-cell table:formula="of:=[.A31]*60" office:value-type="float" office:value="170.64" calcext:value-type="float">
            <text:p>170.64</text:p>
          </table:table-cell>
          <table:table-cell table:formula="of:=SUM([.F31:.H31])" office:value-type="float" office:value="6982.72648903855" calcext:value-type="float">
            <text:p>6982.72648903855</text:p>
          </table:table-cell>
          <table:table-cell table:formula="of:=PI()*([.B31]/2)^3*[.C31]" office:value-type="float" office:value="0.575669159894777" calcext:value-type="float">
            <text:p>0.575669159894777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31]&amp;&quot;, mass=&quot;&amp;[.I31]&amp;&quot;, area=&quot;&amp;[.D31]&amp;&quot;, area_moi=&quot;&amp;[.J31]&amp;&quot;, e_modul=&quot;&amp;[.K31]&amp;&quot;)&quot;" office:value-type="string" office:string-value="model.append(2.844, mass=6982.72648903855, area=0.305127186479909, area_moi=0.575669159894777, e_modul=210000000000)" calcext:value-type="string">
            <text:p>model.append(2.844, mass=6982.72648903855, area=0.305127186479909, area_moi=0.575669159894777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31]&amp;&quot;, &quot;&quot;mass&quot;&quot;:&quot;&amp;[.I31]&amp;&quot;,&quot;&quot;area&quot;&quot;:&quot;&amp;[.D31]&amp;&quot;,&quot;&quot;area_moi&quot;&quot;:&quot;&amp;[.J31]&amp;&quot;, &quot;&quot;e_modul&quot;&quot;:&quot;&amp;[.K31]&amp;&quot;},&quot;" office:value-type="string" office:string-value="{&quot;length&quot;:2.844, &quot;mass&quot;:6982.72648903855,&quot;area&quot;:0.305127186479909,&quot;area_moi&quot;:0.575669159894777, &quot;e_modul&quot;:210000000000}," calcext:value-type="string">
            <text:p>{"length":2.844, "mass":6982.72648903855,"area":0.305127186479909,"area_moi":0.575669159894777, "e_modul":210000000000},</text:p>
          </table:table-cell>
        </table:table-row>
        <table:table-row table:style-name="ro1">
          <table:table-cell office:value-type="float" office:value="2.846" calcext:value-type="float">
            <text:p>2.846</text:p>
          </table:table-cell>
          <table:table-cell office:value-type="float" office:value="3.82275" calcext:value-type="float">
            <text:p>3.82275</text:p>
          </table:table-cell>
          <table:table-cell office:value-type="float" office:value="0.024" calcext:value-type="float">
            <text:p>0.024</text:p>
          </table:table-cell>
          <table:table-cell table:formula="of:=PI()*[.B32]*[.C32]" office:value-type="float" office:value="0.288228559596249" calcext:value-type="float">
            <text:p>0.288228559596249</text:p>
          </table:table-cell>
          <table:table-cell table:formula="of:=[.D32]*[.A32]" office:value-type="float" office:value="0.820298480610925" calcext:value-type="float">
            <text:p>0.820298480610925</text:p>
          </table:table-cell>
          <table:table-cell table:formula="of:=[.E32]*7850" office:value-type="float" office:value="6439.34307279576" calcext:value-type="float">
            <text:p>6439.34307279576</text:p>
          </table:table-cell>
          <table:table-cell/>
          <table:table-cell table:formula="of:=[.A32]*60" office:value-type="float" office:value="170.76" calcext:value-type="float">
            <text:p>170.76</text:p>
          </table:table-cell>
          <table:table-cell table:formula="of:=SUM([.F32:.H32])" office:value-type="float" office:value="6610.10307279576" calcext:value-type="float">
            <text:p>6610.10307279576</text:p>
          </table:table-cell>
          <table:table-cell table:formula="of:=PI()*([.B32]/2)^3*[.C32]" office:value-type="float" office:value="0.526500536852238" calcext:value-type="float">
            <text:p>0.526500536852238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32]&amp;&quot;, mass=&quot;&amp;[.I32]&amp;&quot;, area=&quot;&amp;[.D32]&amp;&quot;, area_moi=&quot;&amp;[.J32]&amp;&quot;, e_modul=&quot;&amp;[.K32]&amp;&quot;)&quot;" office:value-type="string" office:string-value="model.append(2.846, mass=6610.10307279576, area=0.288228559596249, area_moi=0.526500536852238, e_modul=210000000000)" calcext:value-type="string">
            <text:p>model.append(2.846, mass=6610.10307279576, area=0.288228559596249, area_moi=0.526500536852238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32]&amp;&quot;, &quot;&quot;mass&quot;&quot;:&quot;&amp;[.I32]&amp;&quot;,&quot;&quot;area&quot;&quot;:&quot;&amp;[.D32]&amp;&quot;,&quot;&quot;area_moi&quot;&quot;:&quot;&amp;[.J32]&amp;&quot;, &quot;&quot;e_modul&quot;&quot;:&quot;&amp;[.K32]&amp;&quot;},&quot;" office:value-type="string" office:string-value="{&quot;length&quot;:2.846, &quot;mass&quot;:6610.10307279576,&quot;area&quot;:0.288228559596249,&quot;area_moi&quot;:0.526500536852238, &quot;e_modul&quot;:210000000000}," calcext:value-type="string">
            <text:p>{"length":2.846, "mass":6610.10307279576,"area":0.288228559596249,"area_moi":0.526500536852238, "e_modul":210000000000},</text:p>
          </table:table-cell>
        </table:table-row>
        <table:table-row table:style-name="ro1">
          <table:table-cell office:value-type="float" office:value="2.847" calcext:value-type="float">
            <text:p>2.847</text:p>
          </table:table-cell>
          <table:table-cell office:value-type="float" office:value="3.76025" calcext:value-type="float">
            <text:p>3.76025</text:p>
          </table:table-cell>
          <table:table-cell office:value-type="float" office:value="0.023" calcext:value-type="float">
            <text:p>0.023</text:p>
          </table:table-cell>
          <table:table-cell table:formula="of:=PI()*[.B33]*[.C33]" office:value-type="float" office:value="0.271702996840203" calcext:value-type="float">
            <text:p>0.271702996840203</text:p>
          </table:table-cell>
          <table:table-cell table:formula="of:=[.D33]*[.A33]" office:value-type="float" office:value="0.773538432004059" calcext:value-type="float">
            <text:p>0.773538432004059</text:p>
          </table:table-cell>
          <table:table-cell table:formula="of:=[.E33]*7850" office:value-type="float" office:value="6072.27669123187" calcext:value-type="float">
            <text:p>6072.27669123187</text:p>
          </table:table-cell>
          <table:table-cell/>
          <table:table-cell table:formula="of:=[.A33]*60" office:value-type="float" office:value="170.82" calcext:value-type="float">
            <text:p>170.82</text:p>
          </table:table-cell>
          <table:table-cell table:formula="of:=SUM([.F33:.H33])" office:value-type="float" office:value="6243.09669123187" calcext:value-type="float">
            <text:p>6243.09669123187</text:p>
          </table:table-cell>
          <table:table-cell table:formula="of:=PI()*([.B33]/2)^3*[.C33]" office:value-type="float" office:value="0.480217388342945" calcext:value-type="float">
            <text:p>0.480217388342945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33]&amp;&quot;, mass=&quot;&amp;[.I33]&amp;&quot;, area=&quot;&amp;[.D33]&amp;&quot;, area_moi=&quot;&amp;[.J33]&amp;&quot;, e_modul=&quot;&amp;[.K33]&amp;&quot;)&quot;" office:value-type="string" office:string-value="model.append(2.847, mass=6243.09669123187, area=0.271702996840203, area_moi=0.480217388342945, e_modul=210000000000)" calcext:value-type="string">
            <text:p>model.append(2.847, mass=6243.09669123187, area=0.271702996840203, area_moi=0.480217388342945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33]&amp;&quot;, &quot;&quot;mass&quot;&quot;:&quot;&amp;[.I33]&amp;&quot;,&quot;&quot;area&quot;&quot;:&quot;&amp;[.D33]&amp;&quot;,&quot;&quot;area_moi&quot;&quot;:&quot;&amp;[.J33]&amp;&quot;, &quot;&quot;e_modul&quot;&quot;:&quot;&amp;[.K33]&amp;&quot;},&quot;" office:value-type="string" office:string-value="{&quot;length&quot;:2.847, &quot;mass&quot;:6243.09669123187,&quot;area&quot;:0.271702996840203,&quot;area_moi&quot;:0.480217388342945, &quot;e_modul&quot;:210000000000}," calcext:value-type="string">
            <text:p>{"length":2.847, "mass":6243.09669123187,"area":0.271702996840203,"area_moi":0.480217388342945, "e_modul":210000000000},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3.69675" calcext:value-type="float">
            <text:p>3.69675</text:p>
          </table:table-cell>
          <table:table-cell office:value-type="float" office:value="0.023" calcext:value-type="float">
            <text:p>0.023</text:p>
          </table:table-cell>
          <table:table-cell table:formula="of:=PI()*[.B34]*[.C34]" office:value-type="float" office:value="0.267114700769636" calcext:value-type="float">
            <text:p>0.267114700769636</text:p>
          </table:table-cell>
          <table:table-cell table:formula="of:=[.D34]*[.A34]" office:value-type="float" office:value="0.761276897193461" calcext:value-type="float">
            <text:p>0.761276897193461</text:p>
          </table:table-cell>
          <table:table-cell table:formula="of:=[.E34]*7850" office:value-type="float" office:value="5976.02364296867" calcext:value-type="float">
            <text:p>5976.02364296867</text:p>
          </table:table-cell>
          <table:table-cell/>
          <table:table-cell table:formula="of:=[.A34]*60" office:value-type="float" office:value="171" calcext:value-type="float">
            <text:p>171</text:p>
          </table:table-cell>
          <table:table-cell table:formula="of:=SUM([.F34:.H34])" office:value-type="float" office:value="6147.02364296867" calcext:value-type="float">
            <text:p>6147.02364296867</text:p>
          </table:table-cell>
          <table:table-cell table:formula="of:=PI()*([.B34]/2)^3*[.C34]" office:value-type="float" office:value="0.456297370797728" calcext:value-type="float">
            <text:p>0.456297370797728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34]&amp;&quot;, mass=&quot;&amp;[.I34]&amp;&quot;, area=&quot;&amp;[.D34]&amp;&quot;, area_moi=&quot;&amp;[.J34]&amp;&quot;, e_modul=&quot;&amp;[.K34]&amp;&quot;)&quot;" office:value-type="string" office:string-value="model.append(2.85, mass=6147.02364296867, area=0.267114700769636, area_moi=0.456297370797728, e_modul=210000000000)" calcext:value-type="string">
            <text:p>model.append(2.85, mass=6147.02364296867, area=0.267114700769636, area_moi=0.456297370797728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34]&amp;&quot;, &quot;&quot;mass&quot;&quot;:&quot;&amp;[.I34]&amp;&quot;,&quot;&quot;area&quot;&quot;:&quot;&amp;[.D34]&amp;&quot;,&quot;&quot;area_moi&quot;&quot;:&quot;&amp;[.J34]&amp;&quot;, &quot;&quot;e_modul&quot;&quot;:&quot;&amp;[.K34]&amp;&quot;},&quot;" office:value-type="string" office:string-value="{&quot;length&quot;:2.85, &quot;mass&quot;:6147.02364296867,&quot;area&quot;:0.267114700769636,&quot;area_moi&quot;:0.456297370797728, &quot;e_modul&quot;:210000000000}," calcext:value-type="string">
            <text:p>{"length":2.85, "mass":6147.02364296867,"area":0.267114700769636,"area_moi":0.456297370797728, "e_modul":210000000000},</text:p>
          </table:table-cell>
        </table:table-row>
        <table:table-row table:style-name="ro1">
          <table:table-cell office:value-type="float" office:value="2.531" calcext:value-type="float">
            <text:p>2.531</text:p>
          </table:table-cell>
          <table:table-cell office:value-type="float" office:value="3.636" calcext:value-type="float">
            <text:p>3.636</text:p>
          </table:table-cell>
          <table:table-cell office:value-type="float" office:value="0.022" calcext:value-type="float">
            <text:p>0.022</text:p>
          </table:table-cell>
          <table:table-cell table:formula="of:=PI()*[.B35]*[.C35]" office:value-type="float" office:value="0.251302279545955" calcext:value-type="float">
            <text:p>0.251302279545955</text:p>
          </table:table-cell>
          <table:table-cell table:formula="of:=[.D35]*[.A35]" office:value-type="float" office:value="0.636046069530811" calcext:value-type="float">
            <text:p>0.636046069530811</text:p>
          </table:table-cell>
          <table:table-cell table:formula="of:=[.E35]*7850" office:value-type="float" office:value="4992.96164581687" calcext:value-type="float">
            <text:p>4992.96164581687</text:p>
          </table:table-cell>
          <table:table-cell/>
          <table:table-cell table:formula="of:=[.A35]*60" office:value-type="float" office:value="151.86" calcext:value-type="float">
            <text:p>151.86</text:p>
          </table:table-cell>
          <table:table-cell table:formula="of:=SUM([.F35:.H35])" office:value-type="float" office:value="5144.82164581687" calcext:value-type="float">
            <text:p>5144.82164581687</text:p>
          </table:table-cell>
          <table:table-cell table:formula="of:=PI()*([.B35]/2)^3*[.C35]" office:value-type="float" office:value="0.415292597691022" calcext:value-type="float">
            <text:p>0.415292597691022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35]&amp;&quot;, mass=&quot;&amp;[.I35]&amp;&quot;, area=&quot;&amp;[.D35]&amp;&quot;, area_moi=&quot;&amp;[.J35]&amp;&quot;, e_modul=&quot;&amp;[.K35]&amp;&quot;)&quot;" office:value-type="string" office:string-value="model.append(2.531, mass=5144.82164581687, area=0.251302279545955, area_moi=0.415292597691022, e_modul=210000000000)" calcext:value-type="string">
            <text:p>model.append(2.531, mass=5144.82164581687, area=0.251302279545955, area_moi=0.415292597691022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35]&amp;&quot;, &quot;&quot;mass&quot;&quot;:&quot;&amp;[.I35]&amp;&quot;,&quot;&quot;area&quot;&quot;:&quot;&amp;[.D35]&amp;&quot;,&quot;&quot;area_moi&quot;&quot;:&quot;&amp;[.J35]&amp;&quot;, &quot;&quot;e_modul&quot;&quot;:&quot;&amp;[.K35]&amp;&quot;},&quot;" office:value-type="string" office:string-value="{&quot;length&quot;:2.531, &quot;mass&quot;:5144.82164581687,&quot;area&quot;:0.251302279545955,&quot;area_moi&quot;:0.415292597691022, &quot;e_modul&quot;:210000000000}," calcext:value-type="string">
            <text:p>{"length":2.531, "mass":5144.82164581687,"area":0.251302279545955,"area_moi":0.415292597691022, "e_modul":210000000000},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3.592" calcext:value-type="float">
            <text:p>3.592</text:p>
          </table:table-cell>
          <table:table-cell office:value-type="float" office:value="0.022" calcext:value-type="float">
            <text:p>0.022</text:p>
          </table:table-cell>
          <table:table-cell table:formula="of:=PI()*[.B36]*[.C36]" office:value-type="float" office:value="0.24826121785728" calcext:value-type="float">
            <text:p>0.24826121785728</text:p>
          </table:table-cell>
          <table:table-cell table:formula="of:=[.D36]*[.A36]" office:value-type="float" office:value="0.0260674278750144" calcext:value-type="float">
            <text:p>0.026067427875014</text:p>
          </table:table-cell>
          <table:table-cell table:formula="of:=[.E36]*7850" office:value-type="float" office:value="204.629308818863" calcext:value-type="float">
            <text:p>204.629308818863</text:p>
          </table:table-cell>
          <table:table-cell office:value-type="float" office:value="1010" calcext:value-type="float">
            <text:p>1010</text:p>
          </table:table-cell>
          <table:table-cell table:formula="of:=[.A36]*60" office:value-type="float" office:value="6.3" calcext:value-type="float">
            <text:p>6.3</text:p>
          </table:table-cell>
          <table:table-cell table:formula="of:=SUM([.F36:.H36])" office:value-type="float" office:value="1220.92930881886" calcext:value-type="float">
            <text:p>1220.92930881886</text:p>
          </table:table-cell>
          <table:table-cell table:formula="of:=PI()*([.B36]/2)^3*[.C36]" office:value-type="float" office:value="0.400397678249964" calcext:value-type="float">
            <text:p>0.400397678249964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36]&amp;&quot;, mass=&quot;&amp;[.I36]&amp;&quot;, area=&quot;&amp;[.D36]&amp;&quot;, area_moi=&quot;&amp;[.J36]&amp;&quot;, e_modul=&quot;&amp;[.K36]&amp;&quot;)&quot;" office:value-type="string" office:string-value="model.append(0.105, mass=1220.92930881886, area=0.24826121785728, area_moi=0.400397678249964, e_modul=210000000000)" calcext:value-type="string">
            <text:p>model.append(0.105, mass=1220.92930881886, area=0.24826121785728, area_moi=0.400397678249964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36]&amp;&quot;, &quot;&quot;mass&quot;&quot;:&quot;&amp;[.I36]&amp;&quot;,&quot;&quot;area&quot;&quot;:&quot;&amp;[.D36]&amp;&quot;,&quot;&quot;area_moi&quot;&quot;:&quot;&amp;[.J36]&amp;&quot;, &quot;&quot;e_modul&quot;&quot;:&quot;&amp;[.K36]&amp;&quot;},&quot;" office:value-type="string" office:string-value="{&quot;length&quot;:0.105, &quot;mass&quot;:1220.92930881886,&quot;area&quot;:0.24826121785728,&quot;area_moi&quot;:0.400397678249964, &quot;e_modul&quot;:210000000000}," calcext:value-type="string">
            <text:p>{"length":0.105, "mass":1220.92930881886,"area":0.24826121785728,"area_moi":0.400397678249964, "e_modul":210000000000},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3.578" calcext:value-type="float">
            <text:p>3.578</text:p>
          </table:table-cell>
          <table:table-cell office:value-type="float" office:value="0.022" calcext:value-type="float">
            <text:p>0.022</text:p>
          </table:table-cell>
          <table:table-cell table:formula="of:=PI()*[.B37]*[.C37]" office:value-type="float" office:value="0.247293607319974" calcext:value-type="float">
            <text:p>0.247293607319974</text:p>
          </table:table-cell>
          <table:table-cell table:formula="of:=[.D37]*[.A37]" office:value-type="float" office:value="0.0259658287685973" calcext:value-type="float">
            <text:p>0.025965828768597</text:p>
          </table:table-cell>
          <table:table-cell table:formula="of:=[.E37]*7850" office:value-type="float" office:value="203.831755833489" calcext:value-type="float">
            <text:p>203.831755833489</text:p>
          </table:table-cell>
          <table:table-cell office:value-type="float" office:value="1010" calcext:value-type="float">
            <text:p>1010</text:p>
          </table:table-cell>
          <table:table-cell table:formula="of:=[.A37]*60+PI()/4*[.B37]^2*50" office:value-type="float" office:value="509.036663062993" calcext:value-type="float">
            <text:p>509.036663062993</text:p>
          </table:table-cell>
          <table:table-cell table:formula="of:=SUM([.F37:.H37])" office:value-type="float" office:value="1722.86841889648" calcext:value-type="float">
            <text:p>1722.86841889648</text:p>
          </table:table-cell>
          <table:table-cell table:formula="of:=PI()*([.B37]/2)^3*[.C37]" office:value-type="float" office:value="0.395734191696665" calcext:value-type="float">
            <text:p>0.395734191696665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37]&amp;&quot;, mass=&quot;&amp;[.I37]&amp;&quot;, area=&quot;&amp;[.D37]&amp;&quot;, area_moi=&quot;&amp;[.J37]&amp;&quot;, e_modul=&quot;&amp;[.K37]&amp;&quot;)&quot;" office:value-type="string" office:string-value="model.append(0.105, mass=1722.86841889648, area=0.247293607319974, area_moi=0.395734191696665, e_modul=210000000000)" calcext:value-type="string">
            <text:p>model.append(0.105, mass=1722.86841889648, area=0.247293607319974, area_moi=0.395734191696665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37]&amp;&quot;, &quot;&quot;mass&quot;&quot;:&quot;&amp;[.I37]&amp;&quot;,&quot;&quot;area&quot;&quot;:&quot;&amp;[.D37]&amp;&quot;,&quot;&quot;area_moi&quot;&quot;:&quot;&amp;[.J37]&amp;&quot;, &quot;&quot;e_modul&quot;&quot;:&quot;&amp;[.K37]&amp;&quot;},&quot;" office:value-type="string" office:string-value="{&quot;length&quot;:0.105, &quot;mass&quot;:1722.86841889648,&quot;area&quot;:0.247293607319974,&quot;area_moi&quot;:0.395734191696665, &quot;e_modul&quot;:210000000000}," calcext:value-type="string">
            <text:p>{"length":0.105, "mass":1722.86841889648,"area":0.247293607319974,"area_moi":0.395734191696665, "e_modul":210000000000},</text:p>
          </table:table-cell>
        </table:table-row>
        <table:table-row table:style-name="ro1">
          <table:table-cell office:value-type="float" office:value="2.846" calcext:value-type="float">
            <text:p>2.846</text:p>
          </table:table-cell>
          <table:table-cell office:value-type="float" office:value="3.561" calcext:value-type="float">
            <text:p>3.561</text:p>
          </table:table-cell>
          <table:table-cell office:value-type="float" office:value="0.022" calcext:value-type="float">
            <text:p>0.022</text:p>
          </table:table-cell>
          <table:table-cell table:formula="of:=PI()*[.B38]*[.C38]" office:value-type="float" office:value="0.246118651667532" calcext:value-type="float">
            <text:p>0.246118651667532</text:p>
          </table:table-cell>
          <table:table-cell table:formula="of:=[.D38]*[.A38]" office:value-type="float" office:value="0.700453682645795" calcext:value-type="float">
            <text:p>0.700453682645795</text:p>
          </table:table-cell>
          <table:table-cell table:formula="of:=[.E38]*7850" office:value-type="float" office:value="5498.56140876949" calcext:value-type="float">
            <text:p>5498.56140876949</text:p>
          </table:table-cell>
          <table:table-cell/>
          <table:table-cell table:formula="of:=[.A38]*60" office:value-type="float" office:value="170.76" calcext:value-type="float">
            <text:p>170.76</text:p>
          </table:table-cell>
          <table:table-cell table:formula="of:=SUM([.F38:.H38])" office:value-type="float" office:value="5669.32140876949" calcext:value-type="float">
            <text:p>5669.32140876949</text:p>
          </table:table-cell>
          <table:table-cell table:formula="of:=PI()*([.B38]/2)^3*[.C38]" office:value-type="float" office:value="0.390120244336519" calcext:value-type="float">
            <text:p>0.390120244336519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38]&amp;&quot;, mass=&quot;&amp;[.I38]&amp;&quot;, area=&quot;&amp;[.D38]&amp;&quot;, area_moi=&quot;&amp;[.J38]&amp;&quot;, e_modul=&quot;&amp;[.K38]&amp;&quot;)&quot;" office:value-type="string" office:string-value="model.append(2.846, mass=5669.32140876949, area=0.246118651667532, area_moi=0.390120244336519, e_modul=210000000000)" calcext:value-type="string">
            <text:p>model.append(2.846, mass=5669.32140876949, area=0.246118651667532, area_moi=0.390120244336519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38]&amp;&quot;, &quot;&quot;mass&quot;&quot;:&quot;&amp;[.I38]&amp;&quot;,&quot;&quot;area&quot;&quot;:&quot;&amp;[.D38]&amp;&quot;,&quot;&quot;area_moi&quot;&quot;:&quot;&amp;[.J38]&amp;&quot;, &quot;&quot;e_modul&quot;&quot;:&quot;&amp;[.K38]&amp;&quot;},&quot;" office:value-type="string" office:string-value="{&quot;length&quot;:2.846, &quot;mass&quot;:5669.32140876949,&quot;area&quot;:0.246118651667532,&quot;area_moi&quot;:0.390120244336519, &quot;e_modul&quot;:210000000000}," calcext:value-type="string">
            <text:p>{"length":2.846, "mass":5669.32140876949,"area":0.246118651667532,"area_moi":0.390120244336519, "e_modul":210000000000},</text:p>
          </table:table-cell>
        </table:table-row>
        <table:table-row table:style-name="ro1">
          <table:table-cell office:value-type="float" office:value="2.847" calcext:value-type="float">
            <text:p>2.847</text:p>
          </table:table-cell>
          <table:table-cell office:value-type="float" office:value="3.51" calcext:value-type="float">
            <text:p>3.51</text:p>
          </table:table-cell>
          <table:table-cell office:value-type="float" office:value="0.022" calcext:value-type="float">
            <text:p>0.022</text:p>
          </table:table-cell>
          <table:table-cell table:formula="of:=PI()*[.B39]*[.C39]" office:value-type="float" office:value="0.242593784710204" calcext:value-type="float">
            <text:p>0.242593784710204</text:p>
          </table:table-cell>
          <table:table-cell table:formula="of:=[.D39]*[.A39]" office:value-type="float" office:value="0.69066450506995" calcext:value-type="float">
            <text:p>0.69066450506995</text:p>
          </table:table-cell>
          <table:table-cell table:formula="of:=[.E39]*7850" office:value-type="float" office:value="5421.71636479911" calcext:value-type="float">
            <text:p>5421.71636479911</text:p>
          </table:table-cell>
          <table:table-cell/>
          <table:table-cell table:formula="of:=[.A39]*60" office:value-type="float" office:value="170.82" calcext:value-type="float">
            <text:p>170.82</text:p>
          </table:table-cell>
          <table:table-cell table:formula="of:=SUM([.F39:.H39])" office:value-type="float" office:value="5592.53636479911" calcext:value-type="float">
            <text:p>5592.53636479911</text:p>
          </table:table-cell>
          <table:table-cell table:formula="of:=PI()*([.B39]/2)^3*[.C39]" office:value-type="float" office:value="0.373597460876023" calcext:value-type="float">
            <text:p>0.373597460876023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39]&amp;&quot;, mass=&quot;&amp;[.I39]&amp;&quot;, area=&quot;&amp;[.D39]&amp;&quot;, area_moi=&quot;&amp;[.J39]&amp;&quot;, e_modul=&quot;&amp;[.K39]&amp;&quot;)&quot;" office:value-type="string" office:string-value="model.append(2.847, mass=5592.53636479911, area=0.242593784710204, area_moi=0.373597460876023, e_modul=210000000000)" calcext:value-type="string">
            <text:p>model.append(2.847, mass=5592.53636479911, area=0.242593784710204, area_moi=0.373597460876023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39]&amp;&quot;, &quot;&quot;mass&quot;&quot;:&quot;&amp;[.I39]&amp;&quot;,&quot;&quot;area&quot;&quot;:&quot;&amp;[.D39]&amp;&quot;,&quot;&quot;area_moi&quot;&quot;:&quot;&amp;[.J39]&amp;&quot;, &quot;&quot;e_modul&quot;&quot;:&quot;&amp;[.K39]&amp;&quot;},&quot;" office:value-type="string" office:string-value="{&quot;length&quot;:2.847, &quot;mass&quot;:5592.53636479911,&quot;area&quot;:0.242593784710204,&quot;area_moi&quot;:0.373597460876023, &quot;e_modul&quot;:210000000000}," calcext:value-type="string">
            <text:p>{"length":2.847, "mass":5592.53636479911,"area":0.242593784710204,"area_moi":0.373597460876023, "e_modul":210000000000},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3.443" calcext:value-type="float">
            <text:p>3.443</text:p>
          </table:table-cell>
          <table:table-cell office:value-type="float" office:value="0.021" calcext:value-type="float">
            <text:p>0.021</text:p>
          </table:table-cell>
          <table:table-cell table:formula="of:=PI()*[.B40]*[.C40]" office:value-type="float" office:value="0.227146573632503" calcext:value-type="float">
            <text:p>0.227146573632503</text:p>
          </table:table-cell>
          <table:table-cell table:formula="of:=[.D40]*[.A40]" office:value-type="float" office:value="0.647367734852633" calcext:value-type="float">
            <text:p>0.647367734852633</text:p>
          </table:table-cell>
          <table:table-cell table:formula="of:=[.E40]*7850" office:value-type="float" office:value="5081.83671859317" calcext:value-type="float">
            <text:p>5081.83671859317</text:p>
          </table:table-cell>
          <table:table-cell/>
          <table:table-cell table:formula="of:=[.A40]*60" office:value-type="float" office:value="171" calcext:value-type="float">
            <text:p>171</text:p>
          </table:table-cell>
          <table:table-cell table:formula="of:=SUM([.F40:.H40])" office:value-type="float" office:value="5252.83671859317" calcext:value-type="float">
            <text:p>5252.83671859317</text:p>
          </table:table-cell>
          <table:table-cell table:formula="of:=PI()*([.B40]/2)^3*[.C40]" office:value-type="float" office:value="0.336581505417065" calcext:value-type="float">
            <text:p>0.336581505417065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40]&amp;&quot;, mass=&quot;&amp;[.I40]&amp;&quot;, area=&quot;&amp;[.D40]&amp;&quot;, area_moi=&quot;&amp;[.J40]&amp;&quot;, e_modul=&quot;&amp;[.K40]&amp;&quot;)&quot;" office:value-type="string" office:string-value="model.append(2.85, mass=5252.83671859317, area=0.227146573632503, area_moi=0.336581505417065, e_modul=210000000000)" calcext:value-type="string">
            <text:p>model.append(2.85, mass=5252.83671859317, area=0.227146573632503, area_moi=0.336581505417065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40]&amp;&quot;, &quot;&quot;mass&quot;&quot;:&quot;&amp;[.I40]&amp;&quot;,&quot;&quot;area&quot;&quot;:&quot;&amp;[.D40]&amp;&quot;,&quot;&quot;area_moi&quot;&quot;:&quot;&amp;[.J40]&amp;&quot;, &quot;&quot;e_modul&quot;&quot;:&quot;&amp;[.K40]&amp;&quot;},&quot;" office:value-type="string" office:string-value="{&quot;length&quot;:2.85, &quot;mass&quot;:5252.83671859317,&quot;area&quot;:0.227146573632503,&quot;area_moi&quot;:0.336581505417065, &quot;e_modul&quot;:210000000000}," calcext:value-type="string">
            <text:p>{"length":2.85, "mass":5252.83671859317,"area":0.227146573632503,"area_moi":0.336581505417065, "e_modul":210000000000},</text:p>
          </table:table-cell>
        </table:table-row>
        <table:table-row table:style-name="ro1">
          <table:table-cell office:value-type="float" office:value="2.852" calcext:value-type="float">
            <text:p>2.852</text:p>
          </table:table-cell>
          <table:table-cell office:value-type="float" office:value="3.375" calcext:value-type="float">
            <text:p>3.375</text:p>
          </table:table-cell>
          <table:table-cell office:value-type="float" office:value="0.021" calcext:value-type="float">
            <text:p>0.021</text:p>
          </table:table-cell>
          <table:table-cell table:formula="of:=PI()*[.B41]*[.C41]" office:value-type="float" office:value="0.222660379323177" calcext:value-type="float">
            <text:p>0.222660379323177</text:p>
          </table:table-cell>
          <table:table-cell table:formula="of:=[.D41]*[.A41]" office:value-type="float" office:value="0.6350274018297" calcext:value-type="float">
            <text:p>0.6350274018297</text:p>
          </table:table-cell>
          <table:table-cell table:formula="of:=[.E41]*7850" office:value-type="float" office:value="4984.96510436314" calcext:value-type="float">
            <text:p>4984.96510436314</text:p>
          </table:table-cell>
          <table:table-cell/>
          <table:table-cell table:formula="of:=[.A41]*60" office:value-type="float" office:value="171.12" calcext:value-type="float">
            <text:p>171.12</text:p>
          </table:table-cell>
          <table:table-cell table:formula="of:=SUM([.F41:.H41])" office:value-type="float" office:value="5156.08510436314" calcext:value-type="float">
            <text:p>5156.08510436314</text:p>
          </table:table-cell>
          <table:table-cell table:formula="of:=PI()*([.B41]/2)^3*[.C41]" office:value-type="float" office:value="0.317030110403507" calcext:value-type="float">
            <text:p>0.317030110403507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41]&amp;&quot;, mass=&quot;&amp;[.I41]&amp;&quot;, area=&quot;&amp;[.D41]&amp;&quot;, area_moi=&quot;&amp;[.J41]&amp;&quot;, e_modul=&quot;&amp;[.K41]&amp;&quot;)&quot;" office:value-type="string" office:string-value="model.append(2.852, mass=5156.08510436314, area=0.222660379323177, area_moi=0.317030110403507, e_modul=210000000000)" calcext:value-type="string">
            <text:p>model.append(2.852, mass=5156.08510436314, area=0.222660379323177, area_moi=0.317030110403507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41]&amp;&quot;, &quot;&quot;mass&quot;&quot;:&quot;&amp;[.I41]&amp;&quot;,&quot;&quot;area&quot;&quot;:&quot;&amp;[.D41]&amp;&quot;,&quot;&quot;area_moi&quot;&quot;:&quot;&amp;[.J41]&amp;&quot;, &quot;&quot;e_modul&quot;&quot;:&quot;&amp;[.K41]&amp;&quot;},&quot;" office:value-type="string" office:string-value="{&quot;length&quot;:2.852, &quot;mass&quot;:5156.08510436314,&quot;area&quot;:0.222660379323177,&quot;area_moi&quot;:0.317030110403507, &quot;e_modul&quot;:210000000000}," calcext:value-type="string">
            <text:p>{"length":2.852, "mass":5156.08510436314,"area":0.222660379323177,"area_moi":0.317030110403507, "e_modul":210000000000},</text:p>
          </table:table-cell>
        </table:table-row>
        <table:table-row table:style-name="ro1">
          <table:table-cell office:value-type="float" office:value="2.854" calcext:value-type="float">
            <text:p>2.854</text:p>
          </table:table-cell>
          <table:table-cell office:value-type="float" office:value="3.307" calcext:value-type="float">
            <text:p>3.307</text:p>
          </table:table-cell>
          <table:table-cell office:value-type="float" office:value="0.021" calcext:value-type="float">
            <text:p>0.021</text:p>
          </table:table-cell>
          <table:table-cell table:formula="of:=PI()*[.B42]*[.C42]" office:value-type="float" office:value="0.21817418501385" calcext:value-type="float">
            <text:p>0.21817418501385</text:p>
          </table:table-cell>
          <table:table-cell table:formula="of:=[.D42]*[.A42]" office:value-type="float" office:value="0.622669124029529" calcext:value-type="float">
            <text:p>0.622669124029529</text:p>
          </table:table-cell>
          <table:table-cell table:formula="of:=[.E42]*7850" office:value-type="float" office:value="4887.9526236318" calcext:value-type="float">
            <text:p>4887.9526236318</text:p>
          </table:table-cell>
          <table:table-cell/>
          <table:table-cell table:formula="of:=[.A42]*60" office:value-type="float" office:value="171.24" calcext:value-type="float">
            <text:p>171.24</text:p>
          </table:table-cell>
          <table:table-cell table:formula="of:=SUM([.F42:.H42])" office:value-type="float" office:value="5059.1926236318" calcext:value-type="float">
            <text:p>5059.1926236318</text:p>
          </table:table-cell>
          <table:table-cell table:formula="of:=PI()*([.B42]/2)^3*[.C42]" office:value-type="float" office:value="0.298250901585442" calcext:value-type="float">
            <text:p>0.298250901585442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42]&amp;&quot;, mass=&quot;&amp;[.I42]&amp;&quot;, area=&quot;&amp;[.D42]&amp;&quot;, area_moi=&quot;&amp;[.J42]&amp;&quot;, e_modul=&quot;&amp;[.K42]&amp;&quot;)&quot;" office:value-type="string" office:string-value="model.append(2.854, mass=5059.1926236318, area=0.21817418501385, area_moi=0.298250901585442, e_modul=210000000000)" calcext:value-type="string">
            <text:p>model.append(2.854, mass=5059.1926236318, area=0.21817418501385, area_moi=0.298250901585442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42]&amp;&quot;, &quot;&quot;mass&quot;&quot;:&quot;&amp;[.I42]&amp;&quot;,&quot;&quot;area&quot;&quot;:&quot;&amp;[.D42]&amp;&quot;,&quot;&quot;area_moi&quot;&quot;:&quot;&amp;[.J42]&amp;&quot;, &quot;&quot;e_modul&quot;&quot;:&quot;&amp;[.K42]&amp;&quot;},&quot;" office:value-type="string" office:string-value="{&quot;length&quot;:2.854, &quot;mass&quot;:5059.1926236318,&quot;area&quot;:0.21817418501385,&quot;area_moi&quot;:0.298250901585442, &quot;e_modul&quot;:210000000000}," calcext:value-type="string">
            <text:p>{"length":2.854, "mass":5059.1926236318,"area":0.21817418501385,"area_moi":0.298250901585442, "e_modul":210000000000},</text:p>
          </table:table-cell>
        </table:table-row>
        <table:table-row table:style-name="ro1">
          <table:table-cell office:value-type="float" office:value="2.855" calcext:value-type="float">
            <text:p>2.855</text:p>
          </table:table-cell>
          <table:table-cell office:value-type="float" office:value="3.23975" calcext:value-type="float">
            <text:p>3.23975</text:p>
          </table:table-cell>
          <table:table-cell office:value-type="float" office:value="0.02" calcext:value-type="float">
            <text:p>0.02</text:p>
          </table:table-cell>
          <table:table-cell table:formula="of:=PI()*[.B43]*[.C43]" office:value-type="float" office:value="0.203559495989351" calcext:value-type="float">
            <text:p>0.203559495989351</text:p>
          </table:table-cell>
          <table:table-cell table:formula="of:=[.D43]*[.A43]" office:value-type="float" office:value="0.581162361049596" calcext:value-type="float">
            <text:p>0.581162361049596</text:p>
          </table:table-cell>
          <table:table-cell table:formula="of:=[.E43]*7850" office:value-type="float" office:value="4562.12453423933" calcext:value-type="float">
            <text:p>4562.12453423933</text:p>
          </table:table-cell>
          <table:table-cell/>
          <table:table-cell table:formula="of:=[.A43]*60" office:value-type="float" office:value="171.3" calcext:value-type="float">
            <text:p>171.3</text:p>
          </table:table-cell>
          <table:table-cell table:formula="of:=SUM([.F43:.H43])" office:value-type="float" office:value="4733.42453423933" calcext:value-type="float">
            <text:p>4733.42453423933</text:p>
          </table:table-cell>
          <table:table-cell table:formula="of:=PI()*([.B43]/2)^3*[.C43]" office:value-type="float" office:value="0.267069551429597" calcext:value-type="float">
            <text:p>0.267069551429597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43]&amp;&quot;, mass=&quot;&amp;[.I43]&amp;&quot;, area=&quot;&amp;[.D43]&amp;&quot;, area_moi=&quot;&amp;[.J43]&amp;&quot;, e_modul=&quot;&amp;[.K43]&amp;&quot;)&quot;" office:value-type="string" office:string-value="model.append(2.855, mass=4733.42453423933, area=0.203559495989351, area_moi=0.267069551429597, e_modul=210000000000)" calcext:value-type="string">
            <text:p>model.append(2.855, mass=4733.42453423933, area=0.203559495989351, area_moi=0.267069551429597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43]&amp;&quot;, &quot;&quot;mass&quot;&quot;:&quot;&amp;[.I43]&amp;&quot;,&quot;&quot;area&quot;&quot;:&quot;&amp;[.D43]&amp;&quot;,&quot;&quot;area_moi&quot;&quot;:&quot;&amp;[.J43]&amp;&quot;, &quot;&quot;e_modul&quot;&quot;:&quot;&amp;[.K43]&amp;&quot;},&quot;" office:value-type="string" office:string-value="{&quot;length&quot;:2.855, &quot;mass&quot;:4733.42453423933,&quot;area&quot;:0.203559495989351,&quot;area_moi&quot;:0.267069551429597, &quot;e_modul&quot;:210000000000}," calcext:value-type="string">
            <text:p>{"length":2.855, "mass":4733.42453423933,"area":0.203559495989351,"area_moi":0.267069551429597, "e_modul":210000000000},</text:p>
          </table:table-cell>
        </table:table-row>
        <table:table-row table:style-name="ro1">
          <table:table-cell office:value-type="float" office:value="2.858" calcext:value-type="float">
            <text:p>2.858</text:p>
          </table:table-cell>
          <table:table-cell office:value-type="float" office:value="3.17125" calcext:value-type="float">
            <text:p>3.17125</text:p>
          </table:table-cell>
          <table:table-cell office:value-type="float" office:value="0.02" calcext:value-type="float">
            <text:p>0.02</text:p>
          </table:table-cell>
          <table:table-cell table:formula="of:=PI()*[.B44]*[.C44]" office:value-type="float" office:value="0.199255514053933" calcext:value-type="float">
            <text:p>0.199255514053933</text:p>
          </table:table-cell>
          <table:table-cell table:formula="of:=[.D44]*[.A44]" office:value-type="float" office:value="0.56947225916614" calcext:value-type="float">
            <text:p>0.56947225916614</text:p>
          </table:table-cell>
          <table:table-cell table:formula="of:=[.E44]*7850" office:value-type="float" office:value="4470.3572344542" calcext:value-type="float">
            <text:p>4470.3572344542</text:p>
          </table:table-cell>
          <table:table-cell/>
          <table:table-cell table:formula="of:=[.A44]*60" office:value-type="float" office:value="171.48" calcext:value-type="float">
            <text:p>171.48</text:p>
          </table:table-cell>
          <table:table-cell table:formula="of:=SUM([.F44:.H44])" office:value-type="float" office:value="4641.83723445419" calcext:value-type="float">
            <text:p>4641.83723445419</text:p>
          </table:table-cell>
          <table:table-cell table:formula="of:=PI()*([.B44]/2)^3*[.C44]" office:value-type="float" office:value="0.250484768307773" calcext:value-type="float">
            <text:p>0.250484768307773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44]&amp;&quot;, mass=&quot;&amp;[.I44]&amp;&quot;, area=&quot;&amp;[.D44]&amp;&quot;, area_moi=&quot;&amp;[.J44]&amp;&quot;, e_modul=&quot;&amp;[.K44]&amp;&quot;)&quot;" office:value-type="string" office:string-value="model.append(2.858, mass=4641.83723445419, area=0.199255514053933, area_moi=0.250484768307773, e_modul=210000000000)" calcext:value-type="string">
            <text:p>model.append(2.858, mass=4641.83723445419, area=0.199255514053933, area_moi=0.250484768307773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44]&amp;&quot;, &quot;&quot;mass&quot;&quot;:&quot;&amp;[.I44]&amp;&quot;,&quot;&quot;area&quot;&quot;:&quot;&amp;[.D44]&amp;&quot;,&quot;&quot;area_moi&quot;&quot;:&quot;&amp;[.J44]&amp;&quot;, &quot;&quot;e_modul&quot;&quot;:&quot;&amp;[.K44]&amp;&quot;},&quot;" office:value-type="string" office:string-value="{&quot;length&quot;:2.858, &quot;mass&quot;:4641.83723445419,&quot;area&quot;:0.199255514053933,&quot;area_moi&quot;:0.250484768307773, &quot;e_modul&quot;:210000000000}," calcext:value-type="string">
            <text:p>{"length":2.858, "mass":4641.83723445419,"area":0.199255514053933,"area_moi":0.250484768307773, "e_modul":210000000000},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3.104" calcext:value-type="float">
            <text:p>3.104</text:p>
          </table:table-cell>
          <table:table-cell office:value-type="float" office:value="0.019" calcext:value-type="float">
            <text:p>0.019</text:p>
          </table:table-cell>
          <table:table-cell table:formula="of:=PI()*[.B45]*[.C45]" office:value-type="float" office:value="0.185278568338112" calcext:value-type="float">
            <text:p>0.185278568338112</text:p>
          </table:table-cell>
          <table:table-cell table:formula="of:=[.D45]*[.A45]" office:value-type="float" office:value="0.529896705446999" calcext:value-type="float">
            <text:p>0.529896705446999</text:p>
          </table:table-cell>
          <table:table-cell table:formula="of:=[.E45]*7850" office:value-type="float" office:value="4159.68913775895" calcext:value-type="float">
            <text:p>4159.68913775895</text:p>
          </table:table-cell>
          <table:table-cell/>
          <table:table-cell table:formula="of:=[.A45]*60" office:value-type="float" office:value="171.6" calcext:value-type="float">
            <text:p>171.6</text:p>
          </table:table-cell>
          <table:table-cell table:formula="of:=SUM([.F45:.H45])" office:value-type="float" office:value="4331.28913775894" calcext:value-type="float">
            <text:p>4331.28913775894</text:p>
          </table:table-cell>
          <table:table-cell table:formula="of:=PI()*([.B45]/2)^3*[.C45]" office:value-type="float" office:value="0.223140614335141" calcext:value-type="float">
            <text:p>0.223140614335141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45]&amp;&quot;, mass=&quot;&amp;[.I45]&amp;&quot;, area=&quot;&amp;[.D45]&amp;&quot;, area_moi=&quot;&amp;[.J45]&amp;&quot;, e_modul=&quot;&amp;[.K45]&amp;&quot;)&quot;" office:value-type="string" office:string-value="model.append(2.86, mass=4331.28913775894, area=0.185278568338112, area_moi=0.223140614335141, e_modul=210000000000)" calcext:value-type="string">
            <text:p>model.append(2.86, mass=4331.28913775894, area=0.185278568338112, area_moi=0.223140614335141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45]&amp;&quot;, &quot;&quot;mass&quot;&quot;:&quot;&amp;[.I45]&amp;&quot;,&quot;&quot;area&quot;&quot;:&quot;&amp;[.D45]&amp;&quot;,&quot;&quot;area_moi&quot;&quot;:&quot;&amp;[.J45]&amp;&quot;, &quot;&quot;e_modul&quot;&quot;:&quot;&amp;[.K45]&amp;&quot;},&quot;" office:value-type="string" office:string-value="{&quot;length&quot;:2.86, &quot;mass&quot;:4331.28913775894,&quot;area&quot;:0.185278568338112,&quot;area_moi&quot;:0.223140614335141, &quot;e_modul&quot;:210000000000}," calcext:value-type="string">
            <text:p>{"length":2.86, "mass":4331.28913775894,"area":0.185278568338112,"area_moi":0.223140614335141, "e_modul":210000000000},</text:p>
          </table:table-cell>
        </table:table-row>
        <table:table-row table:style-name="ro1">
          <table:table-cell office:value-type="float" office:value="2.213" calcext:value-type="float">
            <text:p>2.213</text:p>
          </table:table-cell>
          <table:table-cell office:value-type="float" office:value="3.02875" calcext:value-type="float">
            <text:p>3.02875</text:p>
          </table:table-cell>
          <table:table-cell office:value-type="float" office:value="0.03" calcext:value-type="float">
            <text:p>0.03</text:p>
          </table:table-cell>
          <table:table-cell table:formula="of:=PI()*[.B46]*[.C46]" office:value-type="float" office:value="0.285452962486803" calcext:value-type="float">
            <text:p>0.285452962486803</text:p>
          </table:table-cell>
          <table:table-cell table:formula="of:=[.D46]*[.A46]" office:value-type="float" office:value="0.631707405983294" calcext:value-type="float">
            <text:p>0.631707405983294</text:p>
          </table:table-cell>
          <table:table-cell table:formula="of:=[.E46]*7850" office:value-type="float" office:value="4958.90313696886" calcext:value-type="float">
            <text:p>4958.90313696886</text:p>
          </table:table-cell>
          <table:table-cell/>
          <table:table-cell table:formula="of:=[.A46]*60" office:value-type="float" office:value="132.78" calcext:value-type="float">
            <text:p>132.78</text:p>
          </table:table-cell>
          <table:table-cell table:formula="of:=SUM([.F46:.H46])" office:value-type="float" office:value="5091.68313696886" calcext:value-type="float">
            <text:p>5091.68313696886</text:p>
          </table:table-cell>
          <table:table-cell table:formula="of:=PI()*([.B46]/2)^3*[.C46]" office:value-type="float" office:value="0.327319155390563" calcext:value-type="float">
            <text:p>0.327319155390563</text:p>
          </table:table-cell>
          <table:table-cell office:value-type="float" office:value="210000000000" calcext:value-type="float">
            <text:p>2.10E+11</text:p>
          </table:table-cell>
          <table:table-cell/>
          <table:table-cell table:formula="of:=[.$Q$2]&amp;&quot;.append(&quot;&amp;[.A46]&amp;&quot;, mass=&quot;&amp;[.I46]&amp;&quot;, area=&quot;&amp;[.D46]&amp;&quot;, area_moi=&quot;&amp;[.J46]&amp;&quot;, e_modul=&quot;&amp;[.K46]&amp;&quot;)&quot;" office:value-type="string" office:string-value="model.append(2.213, mass=5091.68313696886, area=0.285452962486803, area_moi=0.327319155390563, e_modul=210000000000)" calcext:value-type="string">
            <text:p>model.append(2.213, mass=5091.68313696886, area=0.285452962486803, area_moi=0.327319155390563, e_modul=210000000000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46]&amp;&quot;, &quot;&quot;mass&quot;&quot;:&quot;&amp;[.I46]&amp;&quot;,&quot;&quot;area&quot;&quot;:&quot;&amp;[.D46]&amp;&quot;,&quot;&quot;area_moi&quot;&quot;:&quot;&amp;[.J46]&amp;&quot;, &quot;&quot;e_modul&quot;&quot;:&quot;&amp;[.K46]&amp;&quot;},&quot;" office:value-type="string" office:string-value="{&quot;length&quot;:2.213, &quot;mass&quot;:5091.68313696886,&quot;area&quot;:0.285452962486803,&quot;area_moi&quot;:0.327319155390563, &quot;e_modul&quot;:210000000000}," calcext:value-type="string">
            <text:p>{"length":2.213, "mass":5091.68313696886,"area":0.285452962486803,"area_moi":0.327319155390563, "e_modul":210000000000},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table:style-name="Default" office:value-type="float" office:value="2.98525" calcext:value-type="float">
            <text:p>2.98525</text:p>
          </table:table-cell>
          <table:table-cell office:value-type="float" office:value="0.03" calcext:value-type="float">
            <text:p>0.03</text:p>
          </table:table-cell>
          <table:table-cell table:formula="of:=PI()*[.B47]*[.C47]" office:value-type="float" office:value="0.281353184073868" calcext:value-type="float">
            <text:p>0.281353184073868</text:p>
          </table:table-cell>
          <table:table-cell table:formula="of:=[.D47]*[.A47]" office:value-type="float" office:value="0.0900330189036377" calcext:value-type="float">
            <text:p>0.090033018903638</text:p>
          </table:table-cell>
          <table:table-cell table:formula="of:=[.E47]*7850" office:value-type="float" office:value="706.759198393556" calcext:value-type="float">
            <text:p>706.759198393556</text:p>
          </table:table-cell>
          <table:table-cell office:value-type="float" office:value="2100" calcext:value-type="float">
            <text:p>2100</text:p>
          </table:table-cell>
          <table:table-cell table:formula="of:=[.A47]*60+PI()/4*[.B47]^2*50" office:value-type="float" office:value="369.162330315214" calcext:value-type="float">
            <text:p>369.162330315214</text:p>
          </table:table-cell>
          <table:table-cell table:formula="of:=SUM([.F47:.H47])" office:value-type="float" office:value="3175.92152870877" calcext:value-type="float">
            <text:p>3175.92152870877</text:p>
          </table:table-cell>
          <table:table-cell table:formula="of:=PI()*([.B47]/2)^3*[.C47]" office:value-type="float" office:value="0.313417513972048" calcext:value-type="float">
            <text:p>0.313417513972048</text:p>
          </table:table-cell>
          <table:table-cell office:value-type="float" office:value="210000000001" calcext:value-type="float">
            <text:p>2.10E+11</text:p>
          </table:table-cell>
          <table:table-cell/>
          <table:table-cell table:formula="of:=[.$Q$2]&amp;&quot;.append(&quot;&amp;[.A47]&amp;&quot;, mass=&quot;&amp;[.I47]&amp;&quot;, area=&quot;&amp;[.D47]&amp;&quot;, area_moi=&quot;&amp;[.J47]&amp;&quot;, e_modul=&quot;&amp;[.K47]&amp;&quot;)&quot;" office:value-type="string" office:string-value="model.append(0.32, mass=3175.92152870877, area=0.281353184073868, area_moi=0.313417513972048, e_modul=210000000001)" calcext:value-type="string">
            <text:p>model.append(0.32, mass=3175.92152870877, area=0.281353184073868, area_moi=0.313417513972048, e_modul=210000000001)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formula="of:=&quot;{&quot;&quot;length&quot;&quot;:&quot;&amp;[.A47]&amp;&quot;, &quot;&quot;mass&quot;&quot;:&quot;&amp;[.I47]&amp;&quot;,&quot;&quot;area&quot;&quot;:&quot;&amp;[.D47]&amp;&quot;,&quot;&quot;area_moi&quot;&quot;:&quot;&amp;[.J47]&amp;&quot;, &quot;&quot;e_modul&quot;&quot;:&quot;&amp;[.K47]&amp;&quot;},&quot;" office:value-type="string" office:string-value="{&quot;length&quot;:0.32, &quot;mass&quot;:3175.92152870877,&quot;area&quot;:0.281353184073868,&quot;area_moi&quot;:0.313417513972048, &quot;e_modul&quot;:210000000001}," calcext:value-type="string">
            <text:p>{"length":0.32, "mass":3175.92152870877,"area":0.281353184073868,"area_moi":0.313417513972048, "e_modul":210000000001},</text:p>
          </table:table-cell>
        </table:table-row>
        <table:table-row table:style-name="ro1">
          <table:table-cell table:style-name="Default" table:number-columns-repeated="2"/>
          <table:table-cell table:number-columns-repeated="8"/>
          <table:table-cell table:style-name="Default"/>
          <table:table-cell table:number-columns-repeated="7"/>
          <table:table-cell office:value-type="string" calcext:value-type="string">
            <text:p>]}</text:p>
          </table:table-cell>
        </table:table-row>
      </table:table>
      <table:table table:name="TopMas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ass at tower top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istance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string" calcext:value-type="string">
            <text:p>mass</text:p>
          </table:table-cell>
          <table:table-cell office:value-type="float" office:value="169100" calcext:value-type="float">
            <text:p>169100</text:p>
          </table:table-cell>
        </table:table-row>
        <table:table-row table:style-name="ro1">
          <table:table-cell office:value-type="string" calcext:value-type="string">
            <text:p>MMOI</text:p>
          </table:table-cell>
          <table:table-cell table:style-name="ce11" office:value-type="float" office:value="500000" calcext:value-type="float">
            <text:p>5.00E+05</text:p>
          </table:table-cell>
        </table:table-row>
      </table:table>
      <table:table table:name="Expected_Stiff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pected frequency as result from alternative softwar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TE:</text:p>
          </table:table-cell>
          <table:table-cell office:value-type="string" calcext:value-type="string">
            <text:p>The alternative software does not delete (cancel) the DOF rows and columns for the application of stiff ground restraint, instead it sets below very high string values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11" office:value-type="float" office:value="1E+030" calcext:value-type="float">
            <text:p>1.00E+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lation</text:p>
          </table:table-cell>
          <table:table-cell table:style-name="ce11" office:value-type="float" office:value="1E+030" calcext:value-type="float">
            <text:p>1.00E+30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All frequency results for the alternative software are computed based on the above ground restraints.</text:p>
          </table:table-cell>
          <table:table-cell table:number-columns-repeated="5"/>
        </table:table-row>
        <table:table-row table:style-name="ro1">
          <table:table-cell/>
          <table:table-cell table:style-name="ce11"/>
          <table:table-cell table:number-columns-repeated="5"/>
        </table:table-row>
        <table:table-row table:style-name="ro1">
          <table:table-cell table:style-name="ce12" office:value-type="string" calcext:value-type="string">
            <text:p>Cancellation of DOF for base node in struc_f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freq_alternative</text:p>
          </table:table-cell>
          <table:table-cell office:value-type="string" calcext:value-type="string">
            <text:p>freq_struc_fe</text:p>
          </table:table-cell>
          <table:table-cell office:value-type="string" calcext:value-type="string">
            <text:p>tol [abs]</text:p>
          </table:table-cell>
          <table:table-cell office:value-type="string" calcext:value-type="string">
            <text:p>Tol [%]</text:p>
          </table:table-cell>
          <table:table-cell/>
          <table:table-cell table:style-name="ce12" office:value-type="string" calcext:value-type="string">
            <text:p>Python test 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8061" calcext:value-type="float">
            <text:p>0.28061</text:p>
          </table:table-cell>
          <table:table-cell office:value-type="float" office:value="0.28298807" calcext:value-type="float">
            <text:p>0.28298807</text:p>
          </table:table-cell>
          <table:table-cell table:formula="of:=ABS([.C10]-[.B10])" office:value-type="float" office:value="0.00237806999999995" calcext:value-type="float">
            <text:p>0.00237807</text:p>
          </table:table-cell>
          <table:table-cell table:style-name="ce13" table:formula="of:=[.D10]/[.C10]" office:value-type="percentage" office:value="0.00840342845548208" calcext:value-type="percentage">
            <text:p>0.84%</text:p>
          </table:table-cell>
          <table:table-cell/>
          <table:table-cell table:style-name="ce14" table:formula="of:=&quot;self.assertAlmostEqual(&quot;&amp;[.B10]&amp;&quot;, freq[&quot;&amp;[.A10]-1&amp;&quot;], delta=&quot;&amp;ABS([.D10])*1.00001&amp;&quot;)&quot;" office:value-type="string" office:string-value="self.assertAlmostEqual(0.28061, freq[0], delta=0.00237809378069995)" calcext:value-type="string">
            <text:p>self.assertAlmostEqual(0.28061, freq[0], delta=0.00237809378069995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9591" calcext:value-type="float">
            <text:p>1.99591</text:p>
          </table:table-cell>
          <table:table-cell office:value-type="float" office:value="2.02710077" calcext:value-type="float">
            <text:p>2.02710077</text:p>
          </table:table-cell>
          <table:table-cell table:formula="of:=ABS([.C11]-[.B11])" office:value-type="float" office:value="0.03119077" calcext:value-type="float">
            <text:p>0.03119077</text:p>
          </table:table-cell>
          <table:table-cell table:style-name="ce13" table:formula="of:=[.D11]/[.C11]" office:value-type="percentage" office:value="0.0153868867604446" calcext:value-type="percentage">
            <text:p>1.54%</text:p>
          </table:table-cell>
          <table:table-cell/>
          <table:table-cell table:style-name="ce14" table:formula="of:=&quot;self.assertAlmostEqual(&quot;&amp;[.B11]&amp;&quot;, freq[&quot;&amp;[.A11]-1&amp;&quot;], delta=&quot;&amp;ABS([.D11])*1.00001&amp;&quot;)&quot;" office:value-type="string" office:string-value="self.assertAlmostEqual(1.99591, freq[1], delta=0.0311910819077)" calcext:value-type="string">
            <text:p>self.assertAlmostEqual(1.99591, freq[1], delta=0.0311910819077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66893" calcext:value-type="float">
            <text:p>5.66893</text:p>
          </table:table-cell>
          <table:table-cell office:value-type="float" office:value="5.76840246" calcext:value-type="float">
            <text:p>5.76840246</text:p>
          </table:table-cell>
          <table:table-cell table:formula="of:=ABS([.C12]-[.B12])" office:value-type="float" office:value="0.0994724600000003" calcext:value-type="float">
            <text:p>0.09947246</text:p>
          </table:table-cell>
          <table:table-cell table:style-name="ce13" table:formula="of:=[.D12]/[.C12]" office:value-type="percentage" office:value="0.0172443689027898" calcext:value-type="percentage">
            <text:p>1.72%</text:p>
          </table:table-cell>
          <table:table-cell/>
          <table:table-cell table:style-name="ce14" table:formula="of:=&quot;self.assertAlmostEqual(&quot;&amp;[.B12]&amp;&quot;, freq[&quot;&amp;[.A12]-1&amp;&quot;], delta=&quot;&amp;ABS([.D12])*1.00001&amp;&quot;)&quot;" office:value-type="string" office:string-value="self.assertAlmostEqual(5.66893, freq[2], delta=0.0994734547246003)" calcext:value-type="string">
            <text:p>self.assertAlmostEqual(5.66893, freq[2], delta=0.0994734547246003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1852" calcext:value-type="float">
            <text:p>11.1852</text:p>
          </table:table-cell>
          <table:table-cell office:value-type="float" office:value="11.43900229" calcext:value-type="float">
            <text:p>11.43900229</text:p>
          </table:table-cell>
          <table:table-cell table:formula="of:=ABS([.C13]-[.B13])" office:value-type="float" office:value="0.253802289999999" calcext:value-type="float">
            <text:p>0.253802289999999</text:p>
          </table:table-cell>
          <table:table-cell table:style-name="ce13" table:formula="of:=[.D13]/[.C13]" office:value-type="percentage" office:value="0.0221874498811731" calcext:value-type="percentage">
            <text:p>2.22%</text:p>
          </table:table-cell>
          <table:table-cell/>
          <table:table-cell table:style-name="ce14" table:formula="of:=&quot;self.assertAlmostEqual(&quot;&amp;[.B13]&amp;&quot;, freq[&quot;&amp;[.A13]-1&amp;&quot;], delta=&quot;&amp;ABS([.D13])*1.00001&amp;&quot;)&quot;" office:value-type="string" office:string-value="self.assertAlmostEqual(11.1852, freq[3], delta=0.253804828022899)" calcext:value-type="string">
            <text:p>self.assertAlmostEqual(11.1852, freq[3], delta=0.253804828022899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2" office:value-type="string" calcext:value-type="string">
            <text:p>Application of high rotation and translation spring instead of cancellation of DOF in struc_fe</text:p>
          </table:table-cell>
          <table:table-cell table:number-columns-repeated="6"/>
        </table:table-row>
      </table:table>
      <table:table table:name="Expected_soft" table:style-name="ta1"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pected frequency as result from alternative softwar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round restrain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tation</text:p>
          </table:table-cell>
          <table:table-cell table:style-name="ce11" office:value-type="float" office:value="100000000000" calcext:value-type="float">
            <text:p>1.00E+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lation</text:p>
          </table:table-cell>
          <table:table-cell table:style-name="ce11" office:value-type="float" office:value="310000000" calcext:value-type="float">
            <text:p>3.10E+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dation mass</text:p>
          </table:table-cell>
          <table:table-cell table:style-name="ce11" office:value-type="float" office:value="1000000" calcext:value-type="float">
            <text:p>1.00E+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dation mmoi</text:p>
          </table:table-cell>
          <table:table-cell table:style-name="ce11" office:value-type="float" office:value="50000000" calcext:value-type="float">
            <text:p>5.00E+07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freq_alternative</text:p>
          </table:table-cell>
          <table:table-cell office:value-type="string" calcext:value-type="string">
            <text:p>freq_struc_fe</text:p>
          </table:table-cell>
          <table:table-cell office:value-type="string" calcext:value-type="string">
            <text:p>tol [abs]</text:p>
          </table:table-cell>
          <table:table-cell office:value-type="string" calcext:value-type="string">
            <text:p>Tol [%]</text:p>
          </table:table-cell>
          <table:table-cell/>
          <table:table-cell table:style-name="ce12" office:value-type="string" calcext:value-type="string">
            <text:p>Python test 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70723" calcext:value-type="float">
            <text:p>0.270723</text:p>
          </table:table-cell>
          <table:table-cell office:value-type="float" office:value="0.27272215" calcext:value-type="float">
            <text:p>0.27272215</text:p>
          </table:table-cell>
          <table:table-cell table:formula="of:=ABS([.C10]-[.B10])" office:value-type="float" office:value="0.00199915000000001" calcext:value-type="float">
            <text:p>0.00199915</text:p>
          </table:table-cell>
          <table:table-cell table:style-name="ce13" table:formula="of:=[.D10]/[.C10]" office:value-type="percentage" office:value="0.00733035435515599" calcext:value-type="percentage">
            <text:p>0.73%</text:p>
          </table:table-cell>
          <table:table-cell/>
          <table:table-cell table:style-name="ce14" table:formula="of:=&quot;self.assertAlmostEqual(&quot;&amp;[.B10]&amp;&quot;, freq[&quot;&amp;[.A10]-1&amp;&quot;], delta=&quot;&amp;ABS([.D10])*1.00001&amp;&quot;)&quot;" office:value-type="string" office:string-value="self.assertAlmostEqual(0.270723, freq[0], delta=0.00199916999150001)" calcext:value-type="string">
            <text:p>self.assertAlmostEqual(0.270723, freq[0], delta=0.00199916999150001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1915" calcext:value-type="float">
            <text:p>1.81915</text:p>
          </table:table-cell>
          <table:table-cell office:value-type="float" office:value="1.84385553" calcext:value-type="float">
            <text:p>1.84385553</text:p>
          </table:table-cell>
          <table:table-cell table:formula="of:=ABS([.C11]-[.B11])" office:value-type="float" office:value="0.0247055299999999" calcext:value-type="float">
            <text:p>0.02470553</text:p>
          </table:table-cell>
          <table:table-cell table:style-name="ce13" table:formula="of:=[.D11]/[.C11]" office:value-type="percentage" office:value="0.0133988425871955" calcext:value-type="percentage">
            <text:p>1.34%</text:p>
          </table:table-cell>
          <table:table-cell/>
          <table:table-cell table:style-name="ce14" table:formula="of:=&quot;self.assertAlmostEqual(&quot;&amp;[.B11]&amp;&quot;, freq[&quot;&amp;[.A11]-1&amp;&quot;], delta=&quot;&amp;ABS([.D11])*1.00001&amp;&quot;)&quot;" office:value-type="string" office:string-value="self.assertAlmostEqual(1.81915, freq[1], delta=0.0247057770552999)" calcext:value-type="string">
            <text:p>self.assertAlmostEqual(1.81915, freq[1], delta=0.0247057770552999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74306" calcext:value-type="float">
            <text:p>2.74306</text:p>
          </table:table-cell>
          <table:table-cell office:value-type="float" office:value="2.74917669" calcext:value-type="float">
            <text:p>2.74917669</text:p>
          </table:table-cell>
          <table:table-cell table:formula="of:=ABS([.C12]-[.B12])" office:value-type="float" office:value="0.00611669000000026" calcext:value-type="float">
            <text:p>0.00611669</text:p>
          </table:table-cell>
          <table:table-cell table:style-name="ce13" table:formula="of:=[.D12]/[.C12]" office:value-type="percentage" office:value="0.00222491701688343" calcext:value-type="percentage">
            <text:p>0.22%</text:p>
          </table:table-cell>
          <table:table-cell/>
          <table:table-cell table:style-name="ce14" table:formula="of:=&quot;self.assertAlmostEqual(&quot;&amp;[.B12]&amp;&quot;, freq[&quot;&amp;[.A12]-1&amp;&quot;], delta=&quot;&amp;ABS([.D12])*1.00001&amp;&quot;)&quot;" office:value-type="string" office:string-value="self.assertAlmostEqual(2.74306, freq[2], delta=0.00611675116690026)" calcext:value-type="string">
            <text:p>self.assertAlmostEqual(2.74306, freq[2], delta=0.00611675116690026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27814" calcext:value-type="float">
            <text:p>5.27814</text:p>
          </table:table-cell>
          <table:table-cell office:value-type="float" office:value="5.35365128" calcext:value-type="float">
            <text:p>5.35365128</text:p>
          </table:table-cell>
          <table:table-cell table:formula="of:=ABS([.C13]-[.B13])" office:value-type="float" office:value="0.0755112800000006" calcext:value-type="float">
            <text:p>0.075511280000001</text:p>
          </table:table-cell>
          <table:table-cell table:style-name="ce13" table:formula="of:=[.D13]/[.C13]" office:value-type="percentage" office:value="0.0141046317831894" calcext:value-type="percentage">
            <text:p>1.41%</text:p>
          </table:table-cell>
          <table:table-cell/>
          <table:table-cell table:style-name="ce14" table:formula="of:=&quot;self.assertAlmostEqual(&quot;&amp;[.B13]&amp;&quot;, freq[&quot;&amp;[.A13]-1&amp;&quot;], delta=&quot;&amp;ABS([.D13])*1.00001&amp;&quot;)&quot;" office:value-type="string" office:string-value="self.assertAlmostEqual(5.27814, freq[3], delta=0.0755120351128006)" calcext:value-type="string">
            <text:p>self.assertAlmostEqual(5.27814, freq[3], delta=0.0755120351128006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 style:data-style-name="N2" text:time-value="18:50:36.5285337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5T22:51:59.630911591</meta:creation-date>
    <dc:date>2020-09-15T19:27:53.369523386</dc:date>
    <meta:editing-duration>PT10H43M52S</meta:editing-duration>
    <meta:editing-cycles>18</meta:editing-cycles>
    <meta:generator>LibreOffice/6.4.6.2$Linux_X86_64 LibreOffice_project/40$Build-2</meta:generator>
    <meta:document-statistic meta:table-count="4" meta:cell-count="714" meta:object-count="0"/>
  </office:meta>
</office:document-meta>
</file>